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times0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6" table:default-cell-style-name="Default"/>
        <table:table-column table:style-name="co6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29293874" calcext:value-type="float">
            <text:p>26.29293874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74196" calcext:value-type="float">
            <text:p>6.574196</text:p>
          </table:table-cell>
          <table:table-cell office:value-type="float" office:value="6.57447523" calcext:value-type="float">
            <text:p>6.57447523</text:p>
          </table:table-cell>
          <table:table-cell office:value-type="float" office:value="6.58353761" calcext:value-type="float">
            <text:p>6.58353761</text:p>
          </table:table-cell>
          <table:table-cell office:value-type="float" office:value="6.58344619" calcext:value-type="float">
            <text:p>6.58344619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8862435" calcext:value-type="float">
            <text:p>3.28862435</text:p>
          </table:table-cell>
          <table:table-cell office:value-type="float" office:value="3.28859845" calcext:value-type="float">
            <text:p>3.28859845</text:p>
          </table:table-cell>
          <table:table-cell office:value-type="float" office:value="3.2886335" calcext:value-type="float">
            <text:p>3.2886335</text:p>
          </table:table-cell>
          <table:table-cell office:value-type="float" office:value="3.29358349" calcext:value-type="float">
            <text:p>3.29358349</text:p>
          </table:table-cell>
          <table:table-cell office:value-type="float" office:value="3.29329644" calcext:value-type="float">
            <text:p>3.29329644</text:p>
          </table:table-cell>
          <table:table-cell office:value-type="float" office:value="3.30016253" calcext:value-type="float">
            <text:p>3.30016253</text:p>
          </table:table-cell>
          <table:table-cell office:value-type="float" office:value="3.30019608" calcext:value-type="float">
            <text:p>3.30019608</text:p>
          </table:table-cell>
          <table:table-cell office:value-type="float" office:value="3.30015335" calcext:value-type="float">
            <text:p>3.30015335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0768472" calcext:value-type="float">
            <text:p>2.20768472</text:p>
          </table:table-cell>
          <table:table-cell office:value-type="float" office:value="2.20779488" calcext:value-type="float">
            <text:p>2.20779488</text:p>
          </table:table-cell>
          <table:table-cell office:value-type="float" office:value="2.20787449" calcext:value-type="float">
            <text:p>2.20787449</text:p>
          </table:table-cell>
          <table:table-cell office:value-type="float" office:value="2.20843439" calcext:value-type="float">
            <text:p>2.20843439</text:p>
          </table:table-cell>
          <table:table-cell office:value-type="float" office:value="2.20845356" calcext:value-type="float">
            <text:p>2.20845356</text:p>
          </table:table-cell>
          <table:table-cell office:value-type="float" office:value="2.21761033" calcext:value-type="float">
            <text:p>2.21761033</text:p>
          </table:table-cell>
          <table:table-cell office:value-type="float" office:value="2.21706381" calcext:value-type="float">
            <text:p>2.21706381</text:p>
          </table:table-cell>
          <table:table-cell office:value-type="float" office:value="2.23333584" calcext:value-type="float">
            <text:p>2.23333584</text:p>
          </table:table-cell>
          <table:table-cell office:value-type="float" office:value="2.23360331" calcext:value-type="float">
            <text:p>2.23360331</text:p>
          </table:table-cell>
          <table:table-cell office:value-type="float" office:value="2.23358818" calcext:value-type="float">
            <text:p>2.23358818</text:p>
          </table:table-cell>
          <table:table-cell office:value-type="float" office:value="2.23365629" calcext:value-type="float">
            <text:p>2.23365629</text:p>
          </table:table-cell>
          <table:table-cell office:value-type="float" office:value="2.23354938" calcext:value-type="float">
            <text:p>2.23354938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6390639" calcext:value-type="float">
            <text:p>1.66390639</text:p>
          </table:table-cell>
          <table:table-cell office:value-type="float" office:value="1.66605458" calcext:value-type="float">
            <text:p>1.66605458</text:p>
          </table:table-cell>
          <table:table-cell office:value-type="float" office:value="1.66607553" calcext:value-type="float">
            <text:p>1.66607553</text:p>
          </table:table-cell>
          <table:table-cell office:value-type="float" office:value="1.6662843" calcext:value-type="float">
            <text:p>1.6662843</text:p>
          </table:table-cell>
          <table:table-cell office:value-type="float" office:value="1.6662903" calcext:value-type="float">
            <text:p>1.6662903</text:p>
          </table:table-cell>
          <table:table-cell office:value-type="float" office:value="1.6732028" calcext:value-type="float">
            <text:p>1.6732028</text:p>
          </table:table-cell>
          <table:table-cell office:value-type="float" office:value="1.67324225" calcext:value-type="float">
            <text:p>1.67324225</text:p>
          </table:table-cell>
          <table:table-cell office:value-type="float" office:value="1.67324807" calcext:value-type="float">
            <text:p>1.67324807</text:p>
          </table:table-cell>
          <table:table-cell office:value-type="float" office:value="1.67320888" calcext:value-type="float">
            <text:p>1.67320888</text:p>
          </table:table-cell>
          <table:table-cell office:value-type="float" office:value="1.6732715" calcext:value-type="float">
            <text:p>1.6732715</text:p>
          </table:table-cell>
          <table:table-cell office:value-type="float" office:value="1.67320569" calcext:value-type="float">
            <text:p>1.67320569</text:p>
          </table:table-cell>
          <table:table-cell office:value-type="float" office:value="1.67658671" calcext:value-type="float">
            <text:p>1.67658671</text:p>
          </table:table-cell>
          <table:table-cell office:value-type="float" office:value="1.67660584" calcext:value-type="float">
            <text:p>1.67660584</text:p>
          </table:table-cell>
          <table:table-cell office:value-type="float" office:value="1.67609828" calcext:value-type="float">
            <text:p>1.67609828</text:p>
          </table:table-cell>
          <table:table-cell office:value-type="float" office:value="1.6765994" calcext:value-type="float">
            <text:p>1.6765994</text:p>
          </table:table-cell>
          <table:table-cell office:value-type="float" office:value="1.67658834" calcext:value-type="float">
            <text:p>1.67658834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514947" calcext:value-type="float">
            <text:p>1.3514947</text:p>
          </table:table-cell>
          <table:table-cell office:value-type="float" office:value="1.35728181" calcext:value-type="float">
            <text:p>1.35728181</text:p>
          </table:table-cell>
          <table:table-cell office:value-type="float" office:value="1.35724543" calcext:value-type="float">
            <text:p>1.35724543</text:p>
          </table:table-cell>
          <table:table-cell office:value-type="float" office:value="1.35738308" calcext:value-type="float">
            <text:p>1.35738308</text:p>
          </table:table-cell>
          <table:table-cell office:value-type="float" office:value="1.35741198" calcext:value-type="float">
            <text:p>1.35741198</text:p>
          </table:table-cell>
          <table:table-cell office:value-type="float" office:value="1.35744857" calcext:value-type="float">
            <text:p>1.35744857</text:p>
          </table:table-cell>
          <table:table-cell office:value-type="float" office:value="1.35745678" calcext:value-type="float">
            <text:p>1.35745678</text:p>
          </table:table-cell>
          <table:table-cell office:value-type="float" office:value="1.35714424" calcext:value-type="float">
            <text:p>1.35714424</text:p>
          </table:table-cell>
          <table:table-cell office:value-type="float" office:value="1.35740075" calcext:value-type="float">
            <text:p>1.35740075</text:p>
          </table:table-cell>
          <table:table-cell office:value-type="float" office:value="1.35744794" calcext:value-type="float">
            <text:p>1.35744794</text:p>
          </table:table-cell>
          <table:table-cell office:value-type="float" office:value="1.35739837" calcext:value-type="float">
            <text:p>1.35739837</text:p>
          </table:table-cell>
          <table:table-cell office:value-type="float" office:value="1.35738536" calcext:value-type="float">
            <text:p>1.35738536</text:p>
          </table:table-cell>
          <table:table-cell office:value-type="float" office:value="1.35732774" calcext:value-type="float">
            <text:p>1.35732774</text:p>
          </table:table-cell>
          <table:table-cell office:value-type="float" office:value="1.35736034" calcext:value-type="float">
            <text:p>1.35736034</text:p>
          </table:table-cell>
          <table:table-cell office:value-type="float" office:value="1.35711782" calcext:value-type="float">
            <text:p>1.35711782</text:p>
          </table:table-cell>
          <table:table-cell office:value-type="float" office:value="1.3572113" calcext:value-type="float">
            <text:p>1.3572113</text:p>
          </table:table-cell>
          <table:table-cell office:value-type="float" office:value="1.35755962" calcext:value-type="float">
            <text:p>1.35755962</text:p>
          </table:table-cell>
          <table:table-cell office:value-type="float" office:value="1.35750105" calcext:value-type="float">
            <text:p>1.35750105</text:p>
          </table:table-cell>
          <table:table-cell office:value-type="float" office:value="1.35755647" calcext:value-type="float">
            <text:p>1.35755647</text:p>
          </table:table-cell>
          <table:table-cell office:value-type="float" office:value="1.35741173" calcext:value-type="float">
            <text:p>1.35741173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2792816" calcext:value-type="float">
            <text:p>1.12792816</text:p>
          </table:table-cell>
          <table:table-cell office:value-type="float" office:value="1.1296853" calcext:value-type="float">
            <text:p>1.1296853</text:p>
          </table:table-cell>
          <table:table-cell office:value-type="float" office:value="1.1299895" calcext:value-type="float">
            <text:p>1.1299895</text:p>
          </table:table-cell>
          <table:table-cell office:value-type="float" office:value="1.13355698" calcext:value-type="float">
            <text:p>1.13355698</text:p>
          </table:table-cell>
          <table:table-cell office:value-type="float" office:value="1.13396362" calcext:value-type="float">
            <text:p>1.13396362</text:p>
          </table:table-cell>
          <table:table-cell office:value-type="float" office:value="1.13778056" calcext:value-type="float">
            <text:p>1.13778056</text:p>
          </table:table-cell>
          <table:table-cell office:value-type="float" office:value="1.13779443" calcext:value-type="float">
            <text:p>1.13779443</text:p>
          </table:table-cell>
          <table:table-cell office:value-type="float" office:value="1.1378429" calcext:value-type="float">
            <text:p>1.1378429</text:p>
          </table:table-cell>
          <table:table-cell office:value-type="float" office:value="1.13779074" calcext:value-type="float">
            <text:p>1.13779074</text:p>
          </table:table-cell>
          <table:table-cell office:value-type="float" office:value="1.13787963" calcext:value-type="float">
            <text:p>1.13787963</text:p>
          </table:table-cell>
          <table:table-cell office:value-type="float" office:value="1.13794154" calcext:value-type="float">
            <text:p>1.13794154</text:p>
          </table:table-cell>
          <table:table-cell office:value-type="float" office:value="1.13789363" calcext:value-type="float">
            <text:p>1.13789363</text:p>
          </table:table-cell>
          <table:table-cell office:value-type="float" office:value="1.13767822" calcext:value-type="float">
            <text:p>1.13767822</text:p>
          </table:table-cell>
          <table:table-cell office:value-type="float" office:value="1.15014188" calcext:value-type="float">
            <text:p>1.15014188</text:p>
          </table:table-cell>
          <table:table-cell office:value-type="float" office:value="1.15048159" calcext:value-type="float">
            <text:p>1.15048159</text:p>
          </table:table-cell>
          <table:table-cell office:value-type="float" office:value="1.1501124" calcext:value-type="float">
            <text:p>1.1501124</text:p>
          </table:table-cell>
          <table:table-cell office:value-type="float" office:value="1.15047926" calcext:value-type="float">
            <text:p>1.15047926</text:p>
          </table:table-cell>
          <table:table-cell office:value-type="float" office:value="1.15045659" calcext:value-type="float">
            <text:p>1.15045659</text:p>
          </table:table-cell>
          <table:table-cell office:value-type="float" office:value="1.15033691" calcext:value-type="float">
            <text:p>1.15033691</text:p>
          </table:table-cell>
          <table:table-cell office:value-type="float" office:value="1.14292945" calcext:value-type="float">
            <text:p>1.14292945</text:p>
          </table:table-cell>
          <table:table-cell office:value-type="float" office:value="1.15017221" calcext:value-type="float">
            <text:p>1.15017221</text:p>
          </table:table-cell>
          <table:table-cell office:value-type="float" office:value="1.15050426" calcext:value-type="float">
            <text:p>1.15050426</text:p>
          </table:table-cell>
          <table:table-cell office:value-type="float" office:value="1.15022783" calcext:value-type="float">
            <text:p>1.15022783</text:p>
          </table:table-cell>
          <table:table-cell office:value-type="float" office:value="1.15031295" calcext:value-type="float">
            <text:p>1.1503129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6592453" calcext:value-type="float">
            <text:p>1.06592453</text:p>
          </table:table-cell>
          <table:table-cell office:value-type="float" office:value="1.06611757" calcext:value-type="float">
            <text:p>1.06611757</text:p>
          </table:table-cell>
          <table:table-cell office:value-type="float" office:value="1.06617755" calcext:value-type="float">
            <text:p>1.06617755</text:p>
          </table:table-cell>
          <table:table-cell office:value-type="float" office:value="1.06621139" calcext:value-type="float">
            <text:p>1.06621139</text:p>
          </table:table-cell>
          <table:table-cell office:value-type="float" office:value="1.06616779" calcext:value-type="float">
            <text:p>1.06616779</text:p>
          </table:table-cell>
          <table:table-cell office:value-type="float" office:value="1.06606206" calcext:value-type="float">
            <text:p>1.06606206</text:p>
          </table:table-cell>
          <table:table-cell office:value-type="float" office:value="1.0662628" calcext:value-type="float">
            <text:p>1.0662628</text:p>
          </table:table-cell>
          <table:table-cell office:value-type="float" office:value="1.0662865" calcext:value-type="float">
            <text:p>1.0662865</text:p>
          </table:table-cell>
          <table:table-cell office:value-type="float" office:value="1.06633205" calcext:value-type="float">
            <text:p>1.06633205</text:p>
          </table:table-cell>
          <table:table-cell office:value-type="float" office:value="1.06623041" calcext:value-type="float">
            <text:p>1.06623041</text:p>
          </table:table-cell>
          <table:table-cell office:value-type="float" office:value="1.06643866" calcext:value-type="float">
            <text:p>1.06643866</text:p>
          </table:table-cell>
          <table:table-cell office:value-type="float" office:value="1.06629238" calcext:value-type="float">
            <text:p>1.06629238</text:p>
          </table:table-cell>
          <table:table-cell office:value-type="float" office:value="1.06644931" calcext:value-type="float">
            <text:p>1.06644931</text:p>
          </table:table-cell>
          <table:table-cell office:value-type="float" office:value="1.06645415" calcext:value-type="float">
            <text:p>1.06645415</text:p>
          </table:table-cell>
          <table:table-cell office:value-type="float" office:value="1.06624661" calcext:value-type="float">
            <text:p>1.06624661</text:p>
          </table:table-cell>
          <table:table-cell office:value-type="float" office:value="1.06624806" calcext:value-type="float">
            <text:p>1.06624806</text:p>
          </table:table-cell>
          <table:table-cell office:value-type="float" office:value="1.06635961" calcext:value-type="float">
            <text:p>1.06635961</text:p>
          </table:table-cell>
          <table:table-cell office:value-type="float" office:value="1.06631105" calcext:value-type="float">
            <text:p>1.06631105</text:p>
          </table:table-cell>
          <table:table-cell office:value-type="float" office:value="1.06623875" calcext:value-type="float">
            <text:p>1.06623875</text:p>
          </table:table-cell>
          <table:table-cell office:value-type="float" office:value="1.06624888" calcext:value-type="float">
            <text:p>1.06624888</text:p>
          </table:table-cell>
          <table:table-cell office:value-type="float" office:value="1.06639233" calcext:value-type="float">
            <text:p>1.06639233</text:p>
          </table:table-cell>
          <table:table-cell office:value-type="float" office:value="1.06592372" calcext:value-type="float">
            <text:p>1.06592372</text:p>
          </table:table-cell>
          <table:table-cell office:value-type="float" office:value="1.06728381" calcext:value-type="float">
            <text:p>1.06728381</text:p>
          </table:table-cell>
          <table:table-cell office:value-type="float" office:value="1.06726205" calcext:value-type="float">
            <text:p>1.06726205</text:p>
          </table:table-cell>
          <table:table-cell office:value-type="float" office:value="1.06732706" calcext:value-type="float">
            <text:p>1.06732706</text:p>
          </table:table-cell>
          <table:table-cell office:value-type="float" office:value="1.06420543" calcext:value-type="float">
            <text:p>1.06420543</text:p>
          </table:table-cell>
          <table:table-cell office:value-type="float" office:value="1.07679901" calcext:value-type="float">
            <text:p>1.07679901</text:p>
          </table:table-cell>
          <table:table-cell office:value-type="float" office:value="1.07689641" calcext:value-type="float">
            <text:p>1.07689641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850427" calcext:value-type="float">
            <text:p>0.97850427</text:p>
          </table:table-cell>
          <table:table-cell office:value-type="float" office:value="0.97780187" calcext:value-type="float">
            <text:p>0.97780187</text:p>
          </table:table-cell>
          <table:table-cell office:value-type="float" office:value="0.99260382" calcext:value-type="float">
            <text:p>0.99260382</text:p>
          </table:table-cell>
          <table:table-cell office:value-type="float" office:value="1.0050946" calcext:value-type="float">
            <text:p>1.0050946</text:p>
          </table:table-cell>
          <table:table-cell office:value-type="float" office:value="0.99287791" calcext:value-type="float">
            <text:p>0.99287791</text:p>
          </table:table-cell>
          <table:table-cell office:value-type="float" office:value="1.00531843" calcext:value-type="float">
            <text:p>1.00531843</text:p>
          </table:table-cell>
          <table:table-cell office:value-type="float" office:value="0.99358946" calcext:value-type="float">
            <text:p>0.99358946</text:p>
          </table:table-cell>
          <table:table-cell office:value-type="float" office:value="1.00493856" calcext:value-type="float">
            <text:p>1.00493856</text:p>
          </table:table-cell>
          <table:table-cell office:value-type="float" office:value="1.00520137" calcext:value-type="float">
            <text:p>1.00520137</text:p>
          </table:table-cell>
          <table:table-cell office:value-type="float" office:value="1.00511249" calcext:value-type="float">
            <text:p>1.00511249</text:p>
          </table:table-cell>
          <table:table-cell office:value-type="float" office:value="1.00481223" calcext:value-type="float">
            <text:p>1.00481223</text:p>
          </table:table-cell>
          <table:table-cell office:value-type="float" office:value="1.00487206" calcext:value-type="float">
            <text:p>1.00487206</text:p>
          </table:table-cell>
          <table:table-cell office:value-type="float" office:value="1.00523585" calcext:value-type="float">
            <text:p>1.00523585</text:p>
          </table:table-cell>
          <table:table-cell office:value-type="float" office:value="1.005158" calcext:value-type="float">
            <text:p>1.005158</text:p>
          </table:table-cell>
          <table:table-cell office:value-type="float" office:value="1.00536392" calcext:value-type="float">
            <text:p>1.00536392</text:p>
          </table:table-cell>
          <table:table-cell office:value-type="float" office:value="1.00735861" calcext:value-type="float">
            <text:p>1.00735861</text:p>
          </table:table-cell>
          <table:table-cell office:value-type="float" office:value="1.00717018" calcext:value-type="float">
            <text:p>1.00717018</text:p>
          </table:table-cell>
          <table:table-cell office:value-type="float" office:value="1.00713439" calcext:value-type="float">
            <text:p>1.00713439</text:p>
          </table:table-cell>
          <table:table-cell office:value-type="float" office:value="1.05965798" calcext:value-type="float">
            <text:p>1.05965798</text:p>
          </table:table-cell>
          <table:table-cell office:value-type="float" office:value="1.07139706" calcext:value-type="float">
            <text:p>1.07139706</text:p>
          </table:table-cell>
          <table:table-cell office:value-type="float" office:value="1.07213349" calcext:value-type="float">
            <text:p>1.07213349</text:p>
          </table:table-cell>
          <table:table-cell office:value-type="float" office:value="1.07195027" calcext:value-type="float">
            <text:p>1.07195027</text:p>
          </table:table-cell>
          <table:table-cell office:value-type="float" office:value="1.07141877" calcext:value-type="float">
            <text:p>1.07141877</text:p>
          </table:table-cell>
          <table:table-cell office:value-type="float" office:value="1.0721285" calcext:value-type="float">
            <text:p>1.0721285</text:p>
          </table:table-cell>
          <table:table-cell office:value-type="float" office:value="1.07201073" calcext:value-type="float">
            <text:p>1.07201073</text:p>
          </table:table-cell>
          <table:table-cell office:value-type="float" office:value="1.07160509" calcext:value-type="float">
            <text:p>1.07160509</text:p>
          </table:table-cell>
          <table:table-cell office:value-type="float" office:value="1.07220794" calcext:value-type="float">
            <text:p>1.07220794</text:p>
          </table:table-cell>
          <table:table-cell office:value-type="float" office:value="1.07226034" calcext:value-type="float">
            <text:p>1.07226034</text:p>
          </table:table-cell>
          <table:table-cell office:value-type="float" office:value="1.07211415" calcext:value-type="float">
            <text:p>1.07211415</text:p>
          </table:table-cell>
          <table:table-cell office:value-type="float" office:value="1.0720959" calcext:value-type="float">
            <text:p>1.0720959</text:p>
          </table:table-cell>
          <table:table-cell office:value-type="float" office:value="1.0594735" calcext:value-type="float">
            <text:p>1.0594735</text:p>
          </table:table-cell>
          <table:table-cell office:value-type="float" office:value="1.07216111" calcext:value-type="float">
            <text:p>1.07216111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441884" calcext:value-type="float">
            <text:p>0.8441884</text:p>
          </table:table-cell>
          <table:table-cell office:value-type="float" office:value="0.84524812" calcext:value-type="float">
            <text:p>0.84524812</text:p>
          </table:table-cell>
          <table:table-cell office:value-type="float" office:value="0.84385197" calcext:value-type="float">
            <text:p>0.84385197</text:p>
          </table:table-cell>
          <table:table-cell office:value-type="float" office:value="0.8457282" calcext:value-type="float">
            <text:p>0.8457282</text:p>
          </table:table-cell>
          <table:table-cell office:value-type="float" office:value="0.84575924" calcext:value-type="float">
            <text:p>0.84575924</text:p>
          </table:table-cell>
          <table:table-cell office:value-type="float" office:value="0.84574585" calcext:value-type="float">
            <text:p>0.84574585</text:p>
          </table:table-cell>
          <table:table-cell office:value-type="float" office:value="0.84550929" calcext:value-type="float">
            <text:p>0.84550929</text:p>
          </table:table-cell>
          <table:table-cell office:value-type="float" office:value="0.84559716" calcext:value-type="float">
            <text:p>0.84559716</text:p>
          </table:table-cell>
          <table:table-cell office:value-type="float" office:value="0.87213145" calcext:value-type="float">
            <text:p>0.87213145</text:p>
          </table:table-cell>
          <table:table-cell office:value-type="float" office:value="0.87204448" calcext:value-type="float">
            <text:p>0.87204448</text:p>
          </table:table-cell>
          <table:table-cell office:value-type="float" office:value="0.87218997" calcext:value-type="float">
            <text:p>0.87218997</text:p>
          </table:table-cell>
          <table:table-cell office:value-type="float" office:value="0.87210869" calcext:value-type="float">
            <text:p>0.87210869</text:p>
          </table:table-cell>
          <table:table-cell office:value-type="float" office:value="0.87207762" calcext:value-type="float">
            <text:p>0.87207762</text:p>
          </table:table-cell>
          <table:table-cell office:value-type="float" office:value="0.87198105" calcext:value-type="float">
            <text:p>0.87198105</text:p>
          </table:table-cell>
          <table:table-cell office:value-type="float" office:value="0.87225962" calcext:value-type="float">
            <text:p>0.87225962</text:p>
          </table:table-cell>
          <table:table-cell office:value-type="float" office:value="0.87212002" calcext:value-type="float">
            <text:p>0.87212002</text:p>
          </table:table-cell>
          <table:table-cell office:value-type="float" office:value="0.87233445" calcext:value-type="float">
            <text:p>0.87233445</text:p>
          </table:table-cell>
          <table:table-cell office:value-type="float" office:value="0.87209354" calcext:value-type="float">
            <text:p>0.87209354</text:p>
          </table:table-cell>
          <table:table-cell office:value-type="float" office:value="0.87226092" calcext:value-type="float">
            <text:p>0.87226092</text:p>
          </table:table-cell>
          <table:table-cell office:value-type="float" office:value="0.87186336" calcext:value-type="float">
            <text:p>0.87186336</text:p>
          </table:table-cell>
          <table:table-cell office:value-type="float" office:value="0.87220012" calcext:value-type="float">
            <text:p>0.87220012</text:p>
          </table:table-cell>
          <table:table-cell office:value-type="float" office:value="0.87221923" calcext:value-type="float">
            <text:p>0.87221923</text:p>
          </table:table-cell>
          <table:table-cell office:value-type="float" office:value="0.86840207" calcext:value-type="float">
            <text:p>0.86840207</text:p>
          </table:table-cell>
          <table:table-cell office:value-type="float" office:value="0.88040332" calcext:value-type="float">
            <text:p>0.88040332</text:p>
          </table:table-cell>
          <table:table-cell office:value-type="float" office:value="0.88134152" calcext:value-type="float">
            <text:p>0.88134152</text:p>
          </table:table-cell>
          <table:table-cell office:value-type="float" office:value="0.88113921" calcext:value-type="float">
            <text:p>0.88113921</text:p>
          </table:table-cell>
          <table:table-cell office:value-type="float" office:value="0.88127872" calcext:value-type="float">
            <text:p>0.88127872</text:p>
          </table:table-cell>
          <table:table-cell office:value-type="float" office:value="0.88143664" calcext:value-type="float">
            <text:p>0.88143664</text:p>
          </table:table-cell>
          <table:table-cell office:value-type="float" office:value="0.86924672" calcext:value-type="float">
            <text:p>0.86924672</text:p>
          </table:table-cell>
          <table:table-cell office:value-type="float" office:value="0.88123236" calcext:value-type="float">
            <text:p>0.88123236</text:p>
          </table:table-cell>
          <table:table-cell office:value-type="float" office:value="0.88140051" calcext:value-type="float">
            <text:p>0.88140051</text:p>
          </table:table-cell>
          <table:table-cell office:value-type="float" office:value="0.88145458" calcext:value-type="float">
            <text:p>0.88145458</text:p>
          </table:table-cell>
          <table:table-cell office:value-type="float" office:value="0.88153339" calcext:value-type="float">
            <text:p>0.88153339</text:p>
          </table:table-cell>
          <table:table-cell office:value-type="float" office:value="0.86835997" calcext:value-type="float">
            <text:p>0.86835997</text:p>
          </table:table-cell>
          <table:table-cell office:value-type="float" office:value="0.88142672" calcext:value-type="float">
            <text:p>0.88142672</text:p>
          </table:table-cell>
          <table:table-cell office:value-type="float" office:value="0.88132735" calcext:value-type="float">
            <text:p>0.8813273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8329903" calcext:value-type="float">
            <text:p>0.78329903</text:p>
          </table:table-cell>
          <table:table-cell office:value-type="float" office:value="0.78354806" calcext:value-type="float">
            <text:p>0.78354806</text:p>
          </table:table-cell>
          <table:table-cell office:value-type="float" office:value="0.77081664" calcext:value-type="float">
            <text:p>0.77081664</text:p>
          </table:table-cell>
          <table:table-cell office:value-type="float" office:value="0.7834298" calcext:value-type="float">
            <text:p>0.7834298</text:p>
          </table:table-cell>
          <table:table-cell office:value-type="float" office:value="0.78339684" calcext:value-type="float">
            <text:p>0.78339684</text:p>
          </table:table-cell>
          <table:table-cell office:value-type="float" office:value="0.78360994" calcext:value-type="float">
            <text:p>0.78360994</text:p>
          </table:table-cell>
          <table:table-cell office:value-type="float" office:value="0.78326387" calcext:value-type="float">
            <text:p>0.78326387</text:p>
          </table:table-cell>
          <table:table-cell office:value-type="float" office:value="0.78351783" calcext:value-type="float">
            <text:p>0.78351783</text:p>
          </table:table-cell>
          <table:table-cell office:value-type="float" office:value="0.78364013" calcext:value-type="float">
            <text:p>0.78364013</text:p>
          </table:table-cell>
          <table:table-cell office:value-type="float" office:value="0.78356607" calcext:value-type="float">
            <text:p>0.78356607</text:p>
          </table:table-cell>
          <table:table-cell office:value-type="float" office:value="0.7833902" calcext:value-type="float">
            <text:p>0.7833902</text:p>
          </table:table-cell>
          <table:table-cell office:value-type="float" office:value="0.78364243" calcext:value-type="float">
            <text:p>0.78364243</text:p>
          </table:table-cell>
          <table:table-cell office:value-type="float" office:value="0.78349529" calcext:value-type="float">
            <text:p>0.78349529</text:p>
          </table:table-cell>
          <table:table-cell office:value-type="float" office:value="0.78347789" calcext:value-type="float">
            <text:p>0.78347789</text:p>
          </table:table-cell>
          <table:table-cell office:value-type="float" office:value="0.7834935" calcext:value-type="float">
            <text:p>0.7834935</text:p>
          </table:table-cell>
          <table:table-cell office:value-type="float" office:value="0.78335572" calcext:value-type="float">
            <text:p>0.78335572</text:p>
          </table:table-cell>
          <table:table-cell office:value-type="float" office:value="0.78342406" calcext:value-type="float">
            <text:p>0.78342406</text:p>
          </table:table-cell>
          <table:table-cell office:value-type="float" office:value="0.78332815" calcext:value-type="float">
            <text:p>0.78332815</text:p>
          </table:table-cell>
          <table:table-cell office:value-type="float" office:value="0.78332945" calcext:value-type="float">
            <text:p>0.78332945</text:p>
          </table:table-cell>
          <table:table-cell office:value-type="float" office:value="0.78338775" calcext:value-type="float">
            <text:p>0.78338775</text:p>
          </table:table-cell>
          <table:table-cell office:value-type="float" office:value="0.79662762" calcext:value-type="float">
            <text:p>0.79662762</text:p>
          </table:table-cell>
          <table:table-cell office:value-type="float" office:value="0.79655728" calcext:value-type="float">
            <text:p>0.79655728</text:p>
          </table:table-cell>
          <table:table-cell office:value-type="float" office:value="0.79657065" calcext:value-type="float">
            <text:p>0.79657065</text:p>
          </table:table-cell>
          <table:table-cell office:value-type="float" office:value="0.79668673" calcext:value-type="float">
            <text:p>0.79668673</text:p>
          </table:table-cell>
          <table:table-cell office:value-type="float" office:value="0.79652102" calcext:value-type="float">
            <text:p>0.79652102</text:p>
          </table:table-cell>
          <table:table-cell office:value-type="float" office:value="0.79638323" calcext:value-type="float">
            <text:p>0.79638323</text:p>
          </table:table-cell>
          <table:table-cell office:value-type="float" office:value="0.79662212" calcext:value-type="float">
            <text:p>0.79662212</text:p>
          </table:table-cell>
          <table:table-cell office:value-type="float" office:value="0.79675392" calcext:value-type="float">
            <text:p>0.79675392</text:p>
          </table:table-cell>
          <table:table-cell office:value-type="float" office:value="0.79642899" calcext:value-type="float">
            <text:p>0.79642899</text:p>
          </table:table-cell>
          <table:table-cell office:value-type="float" office:value="0.78394592" calcext:value-type="float">
            <text:p>0.78394592</text:p>
          </table:table-cell>
          <table:table-cell office:value-type="float" office:value="0.79675907" calcext:value-type="float">
            <text:p>0.79675907</text:p>
          </table:table-cell>
          <table:table-cell office:value-type="float" office:value="0.79639686" calcext:value-type="float">
            <text:p>0.79639686</text:p>
          </table:table-cell>
          <table:table-cell office:value-type="float" office:value="0.79661057" calcext:value-type="float">
            <text:p>0.79661057</text:p>
          </table:table-cell>
          <table:table-cell office:value-type="float" office:value="0.7966733" calcext:value-type="float">
            <text:p>0.7966733</text:p>
          </table:table-cell>
          <table:table-cell office:value-type="float" office:value="0.79660906" calcext:value-type="float">
            <text:p>0.79660906</text:p>
          </table:table-cell>
          <table:table-cell office:value-type="float" office:value="0.79659143" calcext:value-type="float">
            <text:p>0.79659143</text:p>
          </table:table-cell>
          <table:table-cell office:value-type="float" office:value="0.79680254" calcext:value-type="float">
            <text:p>0.79680254</text:p>
          </table:table-cell>
          <table:table-cell office:value-type="float" office:value="0.79653138" calcext:value-type="float">
            <text:p>0.79653138</text:p>
          </table:table-cell>
          <table:table-cell office:value-type="float" office:value="0.79682895" calcext:value-type="float">
            <text:p>0.79682895</text:p>
          </table:table-cell>
          <table:table-cell office:value-type="float" office:value="0.79656345" calcext:value-type="float">
            <text:p>0.7965634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3473188" calcext:value-type="float">
            <text:p>0.73473188</text:p>
          </table:table-cell>
          <table:table-cell office:value-type="float" office:value="0.74965304" calcext:value-type="float">
            <text:p>0.74965304</text:p>
          </table:table-cell>
          <table:table-cell office:value-type="float" office:value="0.74967486" calcext:value-type="float">
            <text:p>0.74967486</text:p>
          </table:table-cell>
          <table:table-cell office:value-type="float" office:value="0.737537" calcext:value-type="float">
            <text:p>0.737537</text:p>
          </table:table-cell>
          <table:table-cell office:value-type="float" office:value="0.74947952" calcext:value-type="float">
            <text:p>0.74947952</text:p>
          </table:table-cell>
          <table:table-cell office:value-type="float" office:value="0.74850956" calcext:value-type="float">
            <text:p>0.74850956</text:p>
          </table:table-cell>
          <table:table-cell office:value-type="float" office:value="0.7357133" calcext:value-type="float">
            <text:p>0.7357133</text:p>
          </table:table-cell>
          <table:table-cell office:value-type="float" office:value="0.79922242" calcext:value-type="float">
            <text:p>0.79922242</text:p>
          </table:table-cell>
          <table:table-cell office:value-type="float" office:value="0.81140602" calcext:value-type="float">
            <text:p>0.81140602</text:p>
          </table:table-cell>
          <table:table-cell office:value-type="float" office:value="0.8113413" calcext:value-type="float">
            <text:p>0.8113413</text:p>
          </table:table-cell>
          <table:table-cell office:value-type="float" office:value="0.82161268" calcext:value-type="float">
            <text:p>0.82161268</text:p>
          </table:table-cell>
          <table:table-cell office:value-type="float" office:value="0.82145108" calcext:value-type="float">
            <text:p>0.82145108</text:p>
          </table:table-cell>
          <table:table-cell office:value-type="float" office:value="0.82141934" calcext:value-type="float">
            <text:p>0.82141934</text:p>
          </table:table-cell>
          <table:table-cell office:value-type="float" office:value="0.82060952" calcext:value-type="float">
            <text:p>0.82060952</text:p>
          </table:table-cell>
          <table:table-cell office:value-type="float" office:value="0.82166253" calcext:value-type="float">
            <text:p>0.82166253</text:p>
          </table:table-cell>
          <table:table-cell office:value-type="float" office:value="0.82160848" calcext:value-type="float">
            <text:p>0.82160848</text:p>
          </table:table-cell>
          <table:table-cell office:value-type="float" office:value="0.82157582" calcext:value-type="float">
            <text:p>0.82157582</text:p>
          </table:table-cell>
          <table:table-cell office:value-type="float" office:value="0.82146888" calcext:value-type="float">
            <text:p>0.82146888</text:p>
          </table:table-cell>
          <table:table-cell office:value-type="float" office:value="0.82165287" calcext:value-type="float">
            <text:p>0.82165287</text:p>
          </table:table-cell>
          <table:table-cell office:value-type="float" office:value="0.8093458" calcext:value-type="float">
            <text:p>0.8093458</text:p>
          </table:table-cell>
          <table:table-cell office:value-type="float" office:value="0.83428388" calcext:value-type="float">
            <text:p>0.83428388</text:p>
          </table:table-cell>
          <table:table-cell office:value-type="float" office:value="0.81318168" calcext:value-type="float">
            <text:p>0.81318168</text:p>
          </table:table-cell>
          <table:table-cell office:value-type="float" office:value="0.83397776" calcext:value-type="float">
            <text:p>0.83397776</text:p>
          </table:table-cell>
          <table:table-cell office:value-type="float" office:value="0.83415211" calcext:value-type="float">
            <text:p>0.83415211</text:p>
          </table:table-cell>
          <table:table-cell office:value-type="float" office:value="0.83403435" calcext:value-type="float">
            <text:p>0.83403435</text:p>
          </table:table-cell>
          <table:table-cell office:value-type="float" office:value="0.83423267" calcext:value-type="float">
            <text:p>0.83423267</text:p>
          </table:table-cell>
          <table:table-cell office:value-type="float" office:value="0.82512801" calcext:value-type="float">
            <text:p>0.82512801</text:p>
          </table:table-cell>
          <table:table-cell office:value-type="float" office:value="0.83427804" calcext:value-type="float">
            <text:p>0.83427804</text:p>
          </table:table-cell>
          <table:table-cell office:value-type="float" office:value="0.8341651" calcext:value-type="float">
            <text:p>0.8341651</text:p>
          </table:table-cell>
          <table:table-cell office:value-type="float" office:value="0.83443391" calcext:value-type="float">
            <text:p>0.83443391</text:p>
          </table:table-cell>
          <table:table-cell office:value-type="float" office:value="0.83444917" calcext:value-type="float">
            <text:p>0.83444917</text:p>
          </table:table-cell>
          <table:table-cell office:value-type="float" office:value="0.83405197" calcext:value-type="float">
            <text:p>0.83405197</text:p>
          </table:table-cell>
          <table:table-cell office:value-type="float" office:value="0.83438348" calcext:value-type="float">
            <text:p>0.83438348</text:p>
          </table:table-cell>
          <table:table-cell office:value-type="float" office:value="0.83446825" calcext:value-type="float">
            <text:p>0.83446825</text:p>
          </table:table-cell>
          <table:table-cell office:value-type="float" office:value="0.83432424" calcext:value-type="float">
            <text:p>0.83432424</text:p>
          </table:table-cell>
          <table:table-cell office:value-type="float" office:value="0.8343688" calcext:value-type="float">
            <text:p>0.8343688</text:p>
          </table:table-cell>
          <table:table-cell office:value-type="float" office:value="0.83437927" calcext:value-type="float">
            <text:p>0.83437927</text:p>
          </table:table-cell>
          <table:table-cell office:value-type="float" office:value="0.83447709" calcext:value-type="float">
            <text:p>0.83447709</text:p>
          </table:table-cell>
          <table:table-cell office:value-type="float" office:value="0.83440915" calcext:value-type="float">
            <text:p>0.83440915</text:p>
          </table:table-cell>
          <table:table-cell office:value-type="float" office:value="0.83427017" calcext:value-type="float">
            <text:p>0.83427017</text:p>
          </table:table-cell>
          <table:table-cell office:value-type="float" office:value="0.83426902" calcext:value-type="float">
            <text:p>0.83426902</text:p>
          </table:table-cell>
          <table:table-cell office:value-type="float" office:value="0.83359019" calcext:value-type="float">
            <text:p>0.83359019</text:p>
          </table:table-cell>
          <table:table-cell office:value-type="float" office:value="0.83443132" calcext:value-type="float">
            <text:p>0.83443132</text:p>
          </table:table-cell>
          <table:table-cell office:value-type="float" office:value="0.83459258" calcext:value-type="float">
            <text:p>0.834592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8927217" calcext:value-type="float">
            <text:p>0.78927217</text:p>
          </table:table-cell>
          <table:table-cell office:value-type="float" office:value="0.77934327" calcext:value-type="float">
            <text:p>0.77934327</text:p>
          </table:table-cell>
          <table:table-cell office:value-type="float" office:value="0.78934292" calcext:value-type="float">
            <text:p>0.78934292</text:p>
          </table:table-cell>
          <table:table-cell office:value-type="float" office:value="0.78893823" calcext:value-type="float">
            <text:p>0.78893823</text:p>
          </table:table-cell>
          <table:table-cell office:value-type="float" office:value="0.7893109" calcext:value-type="float">
            <text:p>0.7893109</text:p>
          </table:table-cell>
          <table:table-cell office:value-type="float" office:value="0.78930021" calcext:value-type="float">
            <text:p>0.78930021</text:p>
          </table:table-cell>
          <table:table-cell office:value-type="float" office:value="0.78916102" calcext:value-type="float">
            <text:p>0.78916102</text:p>
          </table:table-cell>
          <table:table-cell office:value-type="float" office:value="0.78922828" calcext:value-type="float">
            <text:p>0.78922828</text:p>
          </table:table-cell>
          <table:table-cell office:value-type="float" office:value="0.82085205" calcext:value-type="float">
            <text:p>0.82085205</text:p>
          </table:table-cell>
          <table:table-cell office:value-type="float" office:value="0.82070484" calcext:value-type="float">
            <text:p>0.82070484</text:p>
          </table:table-cell>
          <table:table-cell office:value-type="float" office:value="0.82090245" calcext:value-type="float">
            <text:p>0.82090245</text:p>
          </table:table-cell>
          <table:table-cell office:value-type="float" office:value="0.8206643" calcext:value-type="float">
            <text:p>0.8206643</text:p>
          </table:table-cell>
          <table:table-cell office:value-type="float" office:value="0.82099713" calcext:value-type="float">
            <text:p>0.82099713</text:p>
          </table:table-cell>
          <table:table-cell office:value-type="float" office:value="0.80833686" calcext:value-type="float">
            <text:p>0.80833686</text:p>
          </table:table-cell>
          <table:table-cell office:value-type="float" office:value="0.82083751" calcext:value-type="float">
            <text:p>0.82083751</text:p>
          </table:table-cell>
          <table:table-cell office:value-type="float" office:value="0.81098863" calcext:value-type="float">
            <text:p>0.81098863</text:p>
          </table:table-cell>
          <table:table-cell office:value-type="float" office:value="0.8210227" calcext:value-type="float">
            <text:p>0.8210227</text:p>
          </table:table-cell>
          <table:table-cell office:value-type="float" office:value="0.80830249" calcext:value-type="float">
            <text:p>0.80830249</text:p>
          </table:table-cell>
          <table:table-cell office:value-type="float" office:value="0.82103335" calcext:value-type="float">
            <text:p>0.82103335</text:p>
          </table:table-cell>
          <table:table-cell office:value-type="float" office:value="0.82095527" calcext:value-type="float">
            <text:p>0.82095527</text:p>
          </table:table-cell>
          <table:table-cell office:value-type="float" office:value="0.82086831" calcext:value-type="float">
            <text:p>0.82086831</text:p>
          </table:table-cell>
          <table:table-cell office:value-type="float" office:value="0.82101177" calcext:value-type="float">
            <text:p>0.82101177</text:p>
          </table:table-cell>
          <table:table-cell office:value-type="float" office:value="0.82092462" calcext:value-type="float">
            <text:p>0.82092462</text:p>
          </table:table-cell>
          <table:table-cell office:value-type="float" office:value="0.82072302" calcext:value-type="float">
            <text:p>0.82072302</text:p>
          </table:table-cell>
          <table:table-cell office:value-type="float" office:value="0.80366711" calcext:value-type="float">
            <text:p>0.80366711</text:p>
          </table:table-cell>
          <table:table-cell office:value-type="float" office:value="0.82086174" calcext:value-type="float">
            <text:p>0.82086174</text:p>
          </table:table-cell>
          <table:table-cell office:value-type="float" office:value="0.80847372" calcext:value-type="float">
            <text:p>0.80847372</text:p>
          </table:table-cell>
          <table:table-cell office:value-type="float" office:value="0.81118168" calcext:value-type="float">
            <text:p>0.81118168</text:p>
          </table:table-cell>
          <table:table-cell office:value-type="float" office:value="0.81859693" calcext:value-type="float">
            <text:p>0.81859693</text:p>
          </table:table-cell>
          <table:table-cell office:value-type="float" office:value="0.82095008" calcext:value-type="float">
            <text:p>0.82095008</text:p>
          </table:table-cell>
          <table:table-cell office:value-type="float" office:value="0.80965997" calcext:value-type="float">
            <text:p>0.80965997</text:p>
          </table:table-cell>
          <table:table-cell office:value-type="float" office:value="0.82101023" calcext:value-type="float">
            <text:p>0.82101023</text:p>
          </table:table-cell>
          <table:table-cell office:value-type="float" office:value="0.82112866" calcext:value-type="float">
            <text:p>0.82112866</text:p>
          </table:table-cell>
          <table:table-cell office:value-type="float" office:value="0.81275338" calcext:value-type="float">
            <text:p>0.81275338</text:p>
          </table:table-cell>
          <table:table-cell office:value-type="float" office:value="0.80594764" calcext:value-type="float">
            <text:p>0.80594764</text:p>
          </table:table-cell>
          <table:table-cell office:value-type="float" office:value="0.82103263" calcext:value-type="float">
            <text:p>0.82103263</text:p>
          </table:table-cell>
          <table:table-cell office:value-type="float" office:value="0.82100442" calcext:value-type="float">
            <text:p>0.82100442</text:p>
          </table:table-cell>
          <table:table-cell office:value-type="float" office:value="0.82115342" calcext:value-type="float">
            <text:p>0.82115342</text:p>
          </table:table-cell>
          <table:table-cell office:value-type="float" office:value="0.81961576" calcext:value-type="float">
            <text:p>0.81961576</text:p>
          </table:table-cell>
          <table:table-cell office:value-type="float" office:value="0.83182465" calcext:value-type="float">
            <text:p>0.83182465</text:p>
          </table:table-cell>
          <table:table-cell office:value-type="float" office:value="0.8319331" calcext:value-type="float">
            <text:p>0.8319331</text:p>
          </table:table-cell>
          <table:table-cell office:value-type="float" office:value="0.82224252" calcext:value-type="float">
            <text:p>0.82224252</text:p>
          </table:table-cell>
          <table:table-cell office:value-type="float" office:value="0.81175291" calcext:value-type="float">
            <text:p>0.81175291</text:p>
          </table:table-cell>
          <table:table-cell office:value-type="float" office:value="0.83178392" calcext:value-type="float">
            <text:p>0.83178392</text:p>
          </table:table-cell>
          <table:table-cell office:value-type="float" office:value="0.81397629" calcext:value-type="float">
            <text:p>0.81397629</text:p>
          </table:table-cell>
          <table:table-cell office:value-type="float" office:value="0.83189287" calcext:value-type="float">
            <text:p>0.83189287</text:p>
          </table:table-cell>
          <table:table-cell office:value-type="float" office:value="0.83221453" calcext:value-type="float">
            <text:p>0.83221453</text:p>
          </table:table-cell>
          <table:table-cell office:value-type="float" office:value="0.83185796" calcext:value-type="float">
            <text:p>0.831857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30719317" calcext:value-type="float">
            <text:p>26.30719317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7622898" calcext:value-type="float">
            <text:p>6.57622898</text:p>
          </table:table-cell>
          <table:table-cell office:value-type="float" office:value="6.57762867" calcext:value-type="float">
            <text:p>6.57762867</text:p>
          </table:table-cell>
          <table:table-cell office:value-type="float" office:value="6.58455446" calcext:value-type="float">
            <text:p>6.58455446</text:p>
          </table:table-cell>
          <table:table-cell office:value-type="float" office:value="6.5844317" calcext:value-type="float">
            <text:p>6.5844317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9355722" calcext:value-type="float">
            <text:p>3.29355722</text:p>
          </table:table-cell>
          <table:table-cell office:value-type="float" office:value="3.29368889" calcext:value-type="float">
            <text:p>3.29368889</text:p>
          </table:table-cell>
          <table:table-cell office:value-type="float" office:value="3.29366205" calcext:value-type="float">
            <text:p>3.29366205</text:p>
          </table:table-cell>
          <table:table-cell office:value-type="float" office:value="3.30350693" calcext:value-type="float">
            <text:p>3.30350693</text:p>
          </table:table-cell>
          <table:table-cell office:value-type="float" office:value="3.34445659" calcext:value-type="float">
            <text:p>3.34445659</text:p>
          </table:table-cell>
          <table:table-cell office:value-type="float" office:value="3.34440103" calcext:value-type="float">
            <text:p>3.34440103</text:p>
          </table:table-cell>
          <table:table-cell office:value-type="float" office:value="3.34438894" calcext:value-type="float">
            <text:p>3.34438894</text:p>
          </table:table-cell>
          <table:table-cell office:value-type="float" office:value="3.34424763" calcext:value-type="float">
            <text:p>3.34424763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0862038" calcext:value-type="float">
            <text:p>2.20862038</text:p>
          </table:table-cell>
          <table:table-cell office:value-type="float" office:value="2.22172989" calcext:value-type="float">
            <text:p>2.22172989</text:p>
          </table:table-cell>
          <table:table-cell office:value-type="float" office:value="2.2892607" calcext:value-type="float">
            <text:p>2.2892607</text:p>
          </table:table-cell>
          <table:table-cell office:value-type="float" office:value="2.2892582" calcext:value-type="float">
            <text:p>2.2892582</text:p>
          </table:table-cell>
          <table:table-cell office:value-type="float" office:value="2.28922706" calcext:value-type="float">
            <text:p>2.28922706</text:p>
          </table:table-cell>
          <table:table-cell office:value-type="float" office:value="2.28924197" calcext:value-type="float">
            <text:p>2.28924197</text:p>
          </table:table-cell>
          <table:table-cell office:value-type="float" office:value="2.2889358" calcext:value-type="float">
            <text:p>2.2889358</text:p>
          </table:table-cell>
          <table:table-cell office:value-type="float" office:value="2.28930833" calcext:value-type="float">
            <text:p>2.28930833</text:p>
          </table:table-cell>
          <table:table-cell office:value-type="float" office:value="2.28926257" calcext:value-type="float">
            <text:p>2.28926257</text:p>
          </table:table-cell>
          <table:table-cell office:value-type="float" office:value="2.28910639" calcext:value-type="float">
            <text:p>2.28910639</text:p>
          </table:table-cell>
          <table:table-cell office:value-type="float" office:value="2.28933266" calcext:value-type="float">
            <text:p>2.28933266</text:p>
          </table:table-cell>
          <table:table-cell office:value-type="float" office:value="2.28893451" calcext:value-type="float">
            <text:p>2.2889345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7778436" calcext:value-type="float">
            <text:p>1.67778436</text:p>
          </table:table-cell>
          <table:table-cell office:value-type="float" office:value="1.67791363" calcext:value-type="float">
            <text:p>1.67791363</text:p>
          </table:table-cell>
          <table:table-cell office:value-type="float" office:value="1.67780454" calcext:value-type="float">
            <text:p>1.67780454</text:p>
          </table:table-cell>
          <table:table-cell office:value-type="float" office:value="1.6775032" calcext:value-type="float">
            <text:p>1.6775032</text:p>
          </table:table-cell>
          <table:table-cell office:value-type="float" office:value="1.67796545" calcext:value-type="float">
            <text:p>1.67796545</text:p>
          </table:table-cell>
          <table:table-cell office:value-type="float" office:value="1.67795811" calcext:value-type="float">
            <text:p>1.67795811</text:p>
          </table:table-cell>
          <table:table-cell office:value-type="float" office:value="1.67801509" calcext:value-type="float">
            <text:p>1.67801509</text:p>
          </table:table-cell>
          <table:table-cell office:value-type="float" office:value="1.69322887" calcext:value-type="float">
            <text:p>1.69322887</text:p>
          </table:table-cell>
          <table:table-cell office:value-type="float" office:value="1.69312178" calcext:value-type="float">
            <text:p>1.69312178</text:p>
          </table:table-cell>
          <table:table-cell office:value-type="float" office:value="1.69314938" calcext:value-type="float">
            <text:p>1.69314938</text:p>
          </table:table-cell>
          <table:table-cell office:value-type="float" office:value="1.69336448" calcext:value-type="float">
            <text:p>1.69336448</text:p>
          </table:table-cell>
          <table:table-cell office:value-type="float" office:value="1.69306029" calcext:value-type="float">
            <text:p>1.69306029</text:p>
          </table:table-cell>
          <table:table-cell office:value-type="float" office:value="1.69341818" calcext:value-type="float">
            <text:p>1.69341818</text:p>
          </table:table-cell>
          <table:table-cell office:value-type="float" office:value="1.69294088" calcext:value-type="float">
            <text:p>1.69294088</text:p>
          </table:table-cell>
          <table:table-cell office:value-type="float" office:value="1.69336478" calcext:value-type="float">
            <text:p>1.69336478</text:p>
          </table:table-cell>
          <table:table-cell office:value-type="float" office:value="1.69343703" calcext:value-type="float">
            <text:p>1.69343703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6012498" calcext:value-type="float">
            <text:p>1.36012498</text:p>
          </table:table-cell>
          <table:table-cell office:value-type="float" office:value="1.3601908" calcext:value-type="float">
            <text:p>1.3601908</text:p>
          </table:table-cell>
          <table:table-cell office:value-type="float" office:value="1.36020421" calcext:value-type="float">
            <text:p>1.36020421</text:p>
          </table:table-cell>
          <table:table-cell office:value-type="float" office:value="1.36019475" calcext:value-type="float">
            <text:p>1.36019475</text:p>
          </table:table-cell>
          <table:table-cell office:value-type="float" office:value="1.36010607" calcext:value-type="float">
            <text:p>1.36010607</text:p>
          </table:table-cell>
          <table:table-cell office:value-type="float" office:value="1.36015828" calcext:value-type="float">
            <text:p>1.36015828</text:p>
          </table:table-cell>
          <table:table-cell office:value-type="float" office:value="1.36018522" calcext:value-type="float">
            <text:p>1.36018522</text:p>
          </table:table-cell>
          <table:table-cell office:value-type="float" office:value="1.3601232" calcext:value-type="float">
            <text:p>1.3601232</text:p>
          </table:table-cell>
          <table:table-cell office:value-type="float" office:value="1.36033869" calcext:value-type="float">
            <text:p>1.36033869</text:p>
          </table:table-cell>
          <table:table-cell office:value-type="float" office:value="1.36023384" calcext:value-type="float">
            <text:p>1.36023384</text:p>
          </table:table-cell>
          <table:table-cell office:value-type="float" office:value="1.36034983" calcext:value-type="float">
            <text:p>1.36034983</text:p>
          </table:table-cell>
          <table:table-cell office:value-type="float" office:value="1.36042043" calcext:value-type="float">
            <text:p>1.36042043</text:p>
          </table:table-cell>
          <table:table-cell office:value-type="float" office:value="1.35989079" calcext:value-type="float">
            <text:p>1.35989079</text:p>
          </table:table-cell>
          <table:table-cell office:value-type="float" office:value="1.36027381" calcext:value-type="float">
            <text:p>1.36027381</text:p>
          </table:table-cell>
          <table:table-cell office:value-type="float" office:value="1.36028333" calcext:value-type="float">
            <text:p>1.36028333</text:p>
          </table:table-cell>
          <table:table-cell office:value-type="float" office:value="1.36032906" calcext:value-type="float">
            <text:p>1.36032906</text:p>
          </table:table-cell>
          <table:table-cell office:value-type="float" office:value="1.3604964" calcext:value-type="float">
            <text:p>1.3604964</text:p>
          </table:table-cell>
          <table:table-cell office:value-type="float" office:value="1.36050815" calcext:value-type="float">
            <text:p>1.36050815</text:p>
          </table:table-cell>
          <table:table-cell office:value-type="float" office:value="1.36033918" calcext:value-type="float">
            <text:p>1.36033918</text:p>
          </table:table-cell>
          <table:table-cell office:value-type="float" office:value="1.36038284" calcext:value-type="float">
            <text:p>1.36038284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292972" calcext:value-type="float">
            <text:p>1.1292972</text:p>
          </table:table-cell>
          <table:table-cell office:value-type="float" office:value="1.12933883" calcext:value-type="float">
            <text:p>1.12933883</text:p>
          </table:table-cell>
          <table:table-cell office:value-type="float" office:value="1.1292449" calcext:value-type="float">
            <text:p>1.1292449</text:p>
          </table:table-cell>
          <table:table-cell office:value-type="float" office:value="1.12956335" calcext:value-type="float">
            <text:p>1.12956335</text:p>
          </table:table-cell>
          <table:table-cell office:value-type="float" office:value="1.12954125" calcext:value-type="float">
            <text:p>1.12954125</text:p>
          </table:table-cell>
          <table:table-cell office:value-type="float" office:value="1.13405477" calcext:value-type="float">
            <text:p>1.13405477</text:p>
          </table:table-cell>
          <table:table-cell office:value-type="float" office:value="1.134185" calcext:value-type="float">
            <text:p>1.134185</text:p>
          </table:table-cell>
          <table:table-cell office:value-type="float" office:value="1.13729052" calcext:value-type="float">
            <text:p>1.13729052</text:p>
          </table:table-cell>
          <table:table-cell office:value-type="float" office:value="1.13786305" calcext:value-type="float">
            <text:p>1.13786305</text:p>
          </table:table-cell>
          <table:table-cell office:value-type="float" office:value="1.1377892" calcext:value-type="float">
            <text:p>1.1377892</text:p>
          </table:table-cell>
          <table:table-cell office:value-type="float" office:value="1.13798378" calcext:value-type="float">
            <text:p>1.13798378</text:p>
          </table:table-cell>
          <table:table-cell office:value-type="float" office:value="1.1377375" calcext:value-type="float">
            <text:p>1.1377375</text:p>
          </table:table-cell>
          <table:table-cell office:value-type="float" office:value="1.13783119" calcext:value-type="float">
            <text:p>1.13783119</text:p>
          </table:table-cell>
          <table:table-cell office:value-type="float" office:value="1.13795037" calcext:value-type="float">
            <text:p>1.13795037</text:p>
          </table:table-cell>
          <table:table-cell office:value-type="float" office:value="1.13800417" calcext:value-type="float">
            <text:p>1.13800417</text:p>
          </table:table-cell>
          <table:table-cell office:value-type="float" office:value="1.13790406" calcext:value-type="float">
            <text:p>1.13790406</text:p>
          </table:table-cell>
          <table:table-cell office:value-type="float" office:value="1.13790352" calcext:value-type="float">
            <text:p>1.13790352</text:p>
          </table:table-cell>
          <table:table-cell office:value-type="float" office:value="1.13797515" calcext:value-type="float">
            <text:p>1.13797515</text:p>
          </table:table-cell>
          <table:table-cell office:value-type="float" office:value="1.13798429" calcext:value-type="float">
            <text:p>1.13798429</text:p>
          </table:table-cell>
          <table:table-cell office:value-type="float" office:value="1.13798069" calcext:value-type="float">
            <text:p>1.13798069</text:p>
          </table:table-cell>
          <table:table-cell office:value-type="float" office:value="1.13787361" calcext:value-type="float">
            <text:p>1.13787361</text:p>
          </table:table-cell>
          <table:table-cell office:value-type="float" office:value="1.13802549" calcext:value-type="float">
            <text:p>1.13802549</text:p>
          </table:table-cell>
          <table:table-cell office:value-type="float" office:value="1.13793485" calcext:value-type="float">
            <text:p>1.13793485</text:p>
          </table:table-cell>
          <table:table-cell office:value-type="float" office:value="1.13796847" calcext:value-type="float">
            <text:p>1.1379684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7941979" calcext:value-type="float">
            <text:p>0.97941979</text:p>
          </table:table-cell>
          <table:table-cell office:value-type="float" office:value="0.98123454" calcext:value-type="float">
            <text:p>0.98123454</text:p>
          </table:table-cell>
          <table:table-cell office:value-type="float" office:value="0.9810635" calcext:value-type="float">
            <text:p>0.9810635</text:p>
          </table:table-cell>
          <table:table-cell office:value-type="float" office:value="0.98111787" calcext:value-type="float">
            <text:p>0.98111787</text:p>
          </table:table-cell>
          <table:table-cell office:value-type="float" office:value="1.05915863" calcext:value-type="float">
            <text:p>1.05915863</text:p>
          </table:table-cell>
          <table:table-cell office:value-type="float" office:value="1.05946164" calcext:value-type="float">
            <text:p>1.05946164</text:p>
          </table:table-cell>
          <table:table-cell office:value-type="float" office:value="1.05935841" calcext:value-type="float">
            <text:p>1.05935841</text:p>
          </table:table-cell>
          <table:table-cell office:value-type="float" office:value="1.05944145" calcext:value-type="float">
            <text:p>1.05944145</text:p>
          </table:table-cell>
          <table:table-cell office:value-type="float" office:value="1.05974936" calcext:value-type="float">
            <text:p>1.05974936</text:p>
          </table:table-cell>
          <table:table-cell office:value-type="float" office:value="1.05989214" calcext:value-type="float">
            <text:p>1.05989214</text:p>
          </table:table-cell>
          <table:table-cell office:value-type="float" office:value="1.05971778" calcext:value-type="float">
            <text:p>1.05971778</text:p>
          </table:table-cell>
          <table:table-cell office:value-type="float" office:value="1.05971002" calcext:value-type="float">
            <text:p>1.05971002</text:p>
          </table:table-cell>
          <table:table-cell office:value-type="float" office:value="1.05932454" calcext:value-type="float">
            <text:p>1.05932454</text:p>
          </table:table-cell>
          <table:table-cell office:value-type="float" office:value="1.05959882" calcext:value-type="float">
            <text:p>1.05959882</text:p>
          </table:table-cell>
          <table:table-cell office:value-type="float" office:value="1.05991976" calcext:value-type="float">
            <text:p>1.05991976</text:p>
          </table:table-cell>
          <table:table-cell office:value-type="float" office:value="1.05975953" calcext:value-type="float">
            <text:p>1.05975953</text:p>
          </table:table-cell>
          <table:table-cell office:value-type="float" office:value="1.05993364" calcext:value-type="float">
            <text:p>1.05993364</text:p>
          </table:table-cell>
          <table:table-cell office:value-type="float" office:value="1.05991533" calcext:value-type="float">
            <text:p>1.05991533</text:p>
          </table:table-cell>
          <table:table-cell office:value-type="float" office:value="1.05978713" calcext:value-type="float">
            <text:p>1.05978713</text:p>
          </table:table-cell>
          <table:table-cell office:value-type="float" office:value="1.05949005" calcext:value-type="float">
            <text:p>1.05949005</text:p>
          </table:table-cell>
          <table:table-cell office:value-type="float" office:value="1.05974683" calcext:value-type="float">
            <text:p>1.05974683</text:p>
          </table:table-cell>
          <table:table-cell office:value-type="float" office:value="1.05980557" calcext:value-type="float">
            <text:p>1.05980557</text:p>
          </table:table-cell>
          <table:table-cell office:value-type="float" office:value="1.06000427" calcext:value-type="float">
            <text:p>1.06000427</text:p>
          </table:table-cell>
          <table:table-cell office:value-type="float" office:value="1.0599177" calcext:value-type="float">
            <text:p>1.0599177</text:p>
          </table:table-cell>
          <table:table-cell office:value-type="float" office:value="1.0598828" calcext:value-type="float">
            <text:p>1.0598828</text:p>
          </table:table-cell>
          <table:table-cell office:value-type="float" office:value="1.04989358" calcext:value-type="float">
            <text:p>1.04989358</text:p>
          </table:table-cell>
          <table:table-cell office:value-type="float" office:value="1.06000142" calcext:value-type="float">
            <text:p>1.06000142</text:p>
          </table:table-cell>
          <table:table-cell office:value-type="float" office:value="1.05986927" calcext:value-type="float">
            <text:p>1.05986927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3921188" calcext:value-type="float">
            <text:p>0.93921188</text:p>
          </table:table-cell>
          <table:table-cell office:value-type="float" office:value="0.93963615" calcext:value-type="float">
            <text:p>0.93963615</text:p>
          </table:table-cell>
          <table:table-cell office:value-type="float" office:value="0.94688697" calcext:value-type="float">
            <text:p>0.94688697</text:p>
          </table:table-cell>
          <table:table-cell office:value-type="float" office:value="0.95018996" calcext:value-type="float">
            <text:p>0.95018996</text:p>
          </table:table-cell>
          <table:table-cell office:value-type="float" office:value="0.95048964" calcext:value-type="float">
            <text:p>0.95048964</text:p>
          </table:table-cell>
          <table:table-cell office:value-type="float" office:value="0.9582993" calcext:value-type="float">
            <text:p>0.9582993</text:p>
          </table:table-cell>
          <table:table-cell office:value-type="float" office:value="0.96319411" calcext:value-type="float">
            <text:p>0.96319411</text:p>
          </table:table-cell>
          <table:table-cell office:value-type="float" office:value="0.96312748" calcext:value-type="float">
            <text:p>0.96312748</text:p>
          </table:table-cell>
          <table:table-cell office:value-type="float" office:value="0.95739096" calcext:value-type="float">
            <text:p>0.95739096</text:p>
          </table:table-cell>
          <table:table-cell office:value-type="float" office:value="0.96336149" calcext:value-type="float">
            <text:p>0.96336149</text:p>
          </table:table-cell>
          <table:table-cell office:value-type="float" office:value="0.96305049" calcext:value-type="float">
            <text:p>0.96305049</text:p>
          </table:table-cell>
          <table:table-cell office:value-type="float" office:value="0.96294367" calcext:value-type="float">
            <text:p>0.96294367</text:p>
          </table:table-cell>
          <table:table-cell office:value-type="float" office:value="0.96309409" calcext:value-type="float">
            <text:p>0.96309409</text:p>
          </table:table-cell>
          <table:table-cell office:value-type="float" office:value="0.96328904" calcext:value-type="float">
            <text:p>0.96328904</text:p>
          </table:table-cell>
          <table:table-cell office:value-type="float" office:value="0.96302841" calcext:value-type="float">
            <text:p>0.96302841</text:p>
          </table:table-cell>
          <table:table-cell office:value-type="float" office:value="0.96345756" calcext:value-type="float">
            <text:p>0.96345756</text:p>
          </table:table-cell>
          <table:table-cell office:value-type="float" office:value="0.95773549" calcext:value-type="float">
            <text:p>0.95773549</text:p>
          </table:table-cell>
          <table:table-cell office:value-type="float" office:value="0.96338339" calcext:value-type="float">
            <text:p>0.96338339</text:p>
          </table:table-cell>
          <table:table-cell office:value-type="float" office:value="0.96336683" calcext:value-type="float">
            <text:p>0.96336683</text:p>
          </table:table-cell>
          <table:table-cell office:value-type="float" office:value="0.96663795" calcext:value-type="float">
            <text:p>0.96663795</text:p>
          </table:table-cell>
          <table:table-cell office:value-type="float" office:value="0.96670099" calcext:value-type="float">
            <text:p>0.96670099</text:p>
          </table:table-cell>
          <table:table-cell office:value-type="float" office:value="0.96665963" calcext:value-type="float">
            <text:p>0.96665963</text:p>
          </table:table-cell>
          <table:table-cell office:value-type="float" office:value="0.9666039" calcext:value-type="float">
            <text:p>0.9666039</text:p>
          </table:table-cell>
          <table:table-cell office:value-type="float" office:value="0.9667147" calcext:value-type="float">
            <text:p>0.9667147</text:p>
          </table:table-cell>
          <table:table-cell office:value-type="float" office:value="0.96672609" calcext:value-type="float">
            <text:p>0.96672609</text:p>
          </table:table-cell>
          <table:table-cell office:value-type="float" office:value="0.96658921" calcext:value-type="float">
            <text:p>0.96658921</text:p>
          </table:table-cell>
          <table:table-cell office:value-type="float" office:value="0.96627731" calcext:value-type="float">
            <text:p>0.96627731</text:p>
          </table:table-cell>
          <table:table-cell office:value-type="float" office:value="0.96648893" calcext:value-type="float">
            <text:p>0.96648893</text:p>
          </table:table-cell>
          <table:table-cell office:value-type="float" office:value="0.96664817" calcext:value-type="float">
            <text:p>0.96664817</text:p>
          </table:table-cell>
          <table:table-cell office:value-type="float" office:value="0.96668811" calcext:value-type="float">
            <text:p>0.96668811</text:p>
          </table:table-cell>
          <table:table-cell office:value-type="float" office:value="0.96680017" calcext:value-type="float">
            <text:p>0.96680017</text:p>
          </table:table-cell>
          <table:table-cell office:value-type="float" office:value="0.96653431" calcext:value-type="float">
            <text:p>0.96653431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4455321" calcext:value-type="float">
            <text:p>0.84455321</text:p>
          </table:table-cell>
          <table:table-cell office:value-type="float" office:value="0.84453579" calcext:value-type="float">
            <text:p>0.84453579</text:p>
          </table:table-cell>
          <table:table-cell office:value-type="float" office:value="0.84461305" calcext:value-type="float">
            <text:p>0.84461305</text:p>
          </table:table-cell>
          <table:table-cell office:value-type="float" office:value="0.84452641" calcext:value-type="float">
            <text:p>0.84452641</text:p>
          </table:table-cell>
          <table:table-cell office:value-type="float" office:value="0.83927486" calcext:value-type="float">
            <text:p>0.83927486</text:p>
          </table:table-cell>
          <table:table-cell office:value-type="float" office:value="0.84589073" calcext:value-type="float">
            <text:p>0.84589073</text:p>
          </table:table-cell>
          <table:table-cell office:value-type="float" office:value="0.84591009" calcext:value-type="float">
            <text:p>0.84591009</text:p>
          </table:table-cell>
          <table:table-cell office:value-type="float" office:value="0.84604285" calcext:value-type="float">
            <text:p>0.84604285</text:p>
          </table:table-cell>
          <table:table-cell office:value-type="float" office:value="0.84594011" calcext:value-type="float">
            <text:p>0.84594011</text:p>
          </table:table-cell>
          <table:table-cell office:value-type="float" office:value="0.83573417" calcext:value-type="float">
            <text:p>0.83573417</text:p>
          </table:table-cell>
          <table:table-cell office:value-type="float" office:value="0.84607296" calcext:value-type="float">
            <text:p>0.84607296</text:p>
          </table:table-cell>
          <table:table-cell office:value-type="float" office:value="0.84602973" calcext:value-type="float">
            <text:p>0.84602973</text:p>
          </table:table-cell>
          <table:table-cell office:value-type="float" office:value="0.84603724" calcext:value-type="float">
            <text:p>0.84603724</text:p>
          </table:table-cell>
          <table:table-cell office:value-type="float" office:value="0.85392141" calcext:value-type="float">
            <text:p>0.85392141</text:p>
          </table:table-cell>
          <table:table-cell office:value-type="float" office:value="0.85417979" calcext:value-type="float">
            <text:p>0.85417979</text:p>
          </table:table-cell>
          <table:table-cell office:value-type="float" office:value="0.85413132" calcext:value-type="float">
            <text:p>0.85413132</text:p>
          </table:table-cell>
          <table:table-cell office:value-type="float" office:value="0.85421004" calcext:value-type="float">
            <text:p>0.85421004</text:p>
          </table:table-cell>
          <table:table-cell office:value-type="float" office:value="0.85423482" calcext:value-type="float">
            <text:p>0.85423482</text:p>
          </table:table-cell>
          <table:table-cell office:value-type="float" office:value="0.85405358" calcext:value-type="float">
            <text:p>0.85405358</text:p>
          </table:table-cell>
          <table:table-cell office:value-type="float" office:value="0.85344954" calcext:value-type="float">
            <text:p>0.85344954</text:p>
          </table:table-cell>
          <table:table-cell office:value-type="float" office:value="0.85425195" calcext:value-type="float">
            <text:p>0.85425195</text:p>
          </table:table-cell>
          <table:table-cell office:value-type="float" office:value="0.85434002" calcext:value-type="float">
            <text:p>0.85434002</text:p>
          </table:table-cell>
          <table:table-cell office:value-type="float" office:value="0.8540975" calcext:value-type="float">
            <text:p>0.8540975</text:p>
          </table:table-cell>
          <table:table-cell office:value-type="float" office:value="0.8540764" calcext:value-type="float">
            <text:p>0.8540764</text:p>
          </table:table-cell>
          <table:table-cell office:value-type="float" office:value="0.85441056" calcext:value-type="float">
            <text:p>0.85441056</text:p>
          </table:table-cell>
          <table:table-cell office:value-type="float" office:value="0.85412234" calcext:value-type="float">
            <text:p>0.85412234</text:p>
          </table:table-cell>
          <table:table-cell office:value-type="float" office:value="0.85421346" calcext:value-type="float">
            <text:p>0.85421346</text:p>
          </table:table-cell>
          <table:table-cell office:value-type="float" office:value="0.85444219" calcext:value-type="float">
            <text:p>0.85444219</text:p>
          </table:table-cell>
          <table:table-cell office:value-type="float" office:value="0.85442502" calcext:value-type="float">
            <text:p>0.85442502</text:p>
          </table:table-cell>
          <table:table-cell office:value-type="float" office:value="0.85440036" calcext:value-type="float">
            <text:p>0.85440036</text:p>
          </table:table-cell>
          <table:table-cell office:value-type="float" office:value="0.85417085" calcext:value-type="float">
            <text:p>0.85417085</text:p>
          </table:table-cell>
          <table:table-cell office:value-type="float" office:value="0.8543082" calcext:value-type="float">
            <text:p>0.8543082</text:p>
          </table:table-cell>
          <table:table-cell office:value-type="float" office:value="0.85424969" calcext:value-type="float">
            <text:p>0.85424969</text:p>
          </table:table-cell>
          <table:table-cell office:value-type="float" office:value="0.85429417" calcext:value-type="float">
            <text:p>0.85429417</text:p>
          </table:table-cell>
          <table:table-cell office:value-type="float" office:value="0.84597406" calcext:value-type="float">
            <text:p>0.84597406</text:p>
          </table:table-cell>
          <table:table-cell office:value-type="float" office:value="0.8542193" calcext:value-type="float">
            <text:p>0.854219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928569" calcext:value-type="float">
            <text:p>0.86928569</text:p>
          </table:table-cell>
          <table:table-cell office:value-type="float" office:value="0.86930201" calcext:value-type="float">
            <text:p>0.86930201</text:p>
          </table:table-cell>
          <table:table-cell office:value-type="float" office:value="0.86913744" calcext:value-type="float">
            <text:p>0.86913744</text:p>
          </table:table-cell>
          <table:table-cell office:value-type="float" office:value="0.86919047" calcext:value-type="float">
            <text:p>0.86919047</text:p>
          </table:table-cell>
          <table:table-cell office:value-type="float" office:value="0.85724026" calcext:value-type="float">
            <text:p>0.85724026</text:p>
          </table:table-cell>
          <table:table-cell office:value-type="float" office:value="0.8694805" calcext:value-type="float">
            <text:p>0.8694805</text:p>
          </table:table-cell>
          <table:table-cell office:value-type="float" office:value="0.86934516" calcext:value-type="float">
            <text:p>0.86934516</text:p>
          </table:table-cell>
          <table:table-cell office:value-type="float" office:value="0.86932545" calcext:value-type="float">
            <text:p>0.86932545</text:p>
          </table:table-cell>
          <table:table-cell office:value-type="float" office:value="0.86914068" calcext:value-type="float">
            <text:p>0.86914068</text:p>
          </table:table-cell>
          <table:table-cell office:value-type="float" office:value="0.86940545" calcext:value-type="float">
            <text:p>0.86940545</text:p>
          </table:table-cell>
          <table:table-cell office:value-type="float" office:value="0.86922468" calcext:value-type="float">
            <text:p>0.86922468</text:p>
          </table:table-cell>
          <table:table-cell office:value-type="float" office:value="0.85677225" calcext:value-type="float">
            <text:p>0.85677225</text:p>
          </table:table-cell>
          <table:table-cell office:value-type="float" office:value="0.86935733" calcext:value-type="float">
            <text:p>0.86935733</text:p>
          </table:table-cell>
          <table:table-cell office:value-type="float" office:value="0.86942829" calcext:value-type="float">
            <text:p>0.86942829</text:p>
          </table:table-cell>
          <table:table-cell office:value-type="float" office:value="0.90604473" calcext:value-type="float">
            <text:p>0.90604473</text:p>
          </table:table-cell>
          <table:table-cell office:value-type="float" office:value="0.90628055" calcext:value-type="float">
            <text:p>0.90628055</text:p>
          </table:table-cell>
          <table:table-cell office:value-type="float" office:value="0.90621317" calcext:value-type="float">
            <text:p>0.90621317</text:p>
          </table:table-cell>
          <table:table-cell office:value-type="float" office:value="0.90592037" calcext:value-type="float">
            <text:p>0.90592037</text:p>
          </table:table-cell>
          <table:table-cell office:value-type="float" office:value="0.90629575" calcext:value-type="float">
            <text:p>0.90629575</text:p>
          </table:table-cell>
          <table:table-cell office:value-type="float" office:value="0.89370481" calcext:value-type="float">
            <text:p>0.89370481</text:p>
          </table:table-cell>
          <table:table-cell office:value-type="float" office:value="0.91619869" calcext:value-type="float">
            <text:p>0.91619869</text:p>
          </table:table-cell>
          <table:table-cell office:value-type="float" office:value="0.91301584" calcext:value-type="float">
            <text:p>0.91301584</text:p>
          </table:table-cell>
          <table:table-cell office:value-type="float" office:value="0.91319573" calcext:value-type="float">
            <text:p>0.91319573</text:p>
          </table:table-cell>
          <table:table-cell office:value-type="float" office:value="0.92382138" calcext:value-type="float">
            <text:p>0.92382138</text:p>
          </table:table-cell>
          <table:table-cell office:value-type="float" office:value="0.92507823" calcext:value-type="float">
            <text:p>0.92507823</text:p>
          </table:table-cell>
          <table:table-cell office:value-type="float" office:value="0.92505724" calcext:value-type="float">
            <text:p>0.92505724</text:p>
          </table:table-cell>
          <table:table-cell office:value-type="float" office:value="0.91695189" calcext:value-type="float">
            <text:p>0.91695189</text:p>
          </table:table-cell>
          <table:table-cell office:value-type="float" office:value="0.92529948" calcext:value-type="float">
            <text:p>0.92529948</text:p>
          </table:table-cell>
          <table:table-cell office:value-type="float" office:value="0.92513841" calcext:value-type="float">
            <text:p>0.92513841</text:p>
          </table:table-cell>
          <table:table-cell office:value-type="float" office:value="0.92533524" calcext:value-type="float">
            <text:p>0.92533524</text:p>
          </table:table-cell>
          <table:table-cell office:value-type="float" office:value="0.92540509" calcext:value-type="float">
            <text:p>0.92540509</text:p>
          </table:table-cell>
          <table:table-cell office:value-type="float" office:value="0.92533093" calcext:value-type="float">
            <text:p>0.92533093</text:p>
          </table:table-cell>
          <table:table-cell office:value-type="float" office:value="0.91322078" calcext:value-type="float">
            <text:p>0.91322078</text:p>
          </table:table-cell>
          <table:table-cell office:value-type="float" office:value="0.92550495" calcext:value-type="float">
            <text:p>0.92550495</text:p>
          </table:table-cell>
          <table:table-cell office:value-type="float" office:value="0.91324289" calcext:value-type="float">
            <text:p>0.91324289</text:p>
          </table:table-cell>
          <table:table-cell office:value-type="float" office:value="0.92530792" calcext:value-type="float">
            <text:p>0.92530792</text:p>
          </table:table-cell>
          <table:table-cell office:value-type="float" office:value="0.92533089" calcext:value-type="float">
            <text:p>0.92533089</text:p>
          </table:table-cell>
          <table:table-cell office:value-type="float" office:value="0.92531579" calcext:value-type="float">
            <text:p>0.92531579</text:p>
          </table:table-cell>
          <table:table-cell office:value-type="float" office:value="0.92543189" calcext:value-type="float">
            <text:p>0.92543189</text:p>
          </table:table-cell>
          <table:table-cell office:value-type="float" office:value="0.9254384" calcext:value-type="float">
            <text:p>0.925438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07708" calcext:value-type="float">
            <text:p>0.707708</text:p>
          </table:table-cell>
          <table:table-cell office:value-type="float" office:value="0.72970456" calcext:value-type="float">
            <text:p>0.72970456</text:p>
          </table:table-cell>
          <table:table-cell office:value-type="float" office:value="0.72959506" calcext:value-type="float">
            <text:p>0.72959506</text:p>
          </table:table-cell>
          <table:table-cell office:value-type="float" office:value="0.7221161" calcext:value-type="float">
            <text:p>0.7221161</text:p>
          </table:table-cell>
          <table:table-cell office:value-type="float" office:value="0.71672008" calcext:value-type="float">
            <text:p>0.71672008</text:p>
          </table:table-cell>
          <table:table-cell office:value-type="float" office:value="0.72972711" calcext:value-type="float">
            <text:p>0.72972711</text:p>
          </table:table-cell>
          <table:table-cell office:value-type="float" office:value="0.72971624" calcext:value-type="float">
            <text:p>0.72971624</text:p>
          </table:table-cell>
          <table:table-cell office:value-type="float" office:value="0.71691908" calcext:value-type="float">
            <text:p>0.71691908</text:p>
          </table:table-cell>
          <table:table-cell office:value-type="float" office:value="0.72927394" calcext:value-type="float">
            <text:p>0.72927394</text:p>
          </table:table-cell>
          <table:table-cell office:value-type="float" office:value="0.72968005" calcext:value-type="float">
            <text:p>0.72968005</text:p>
          </table:table-cell>
          <table:table-cell office:value-type="float" office:value="0.72981838" calcext:value-type="float">
            <text:p>0.72981838</text:p>
          </table:table-cell>
          <table:table-cell office:value-type="float" office:value="0.72957994" calcext:value-type="float">
            <text:p>0.72957994</text:p>
          </table:table-cell>
          <table:table-cell office:value-type="float" office:value="0.72448263" calcext:value-type="float">
            <text:p>0.72448263</text:p>
          </table:table-cell>
          <table:table-cell office:value-type="float" office:value="0.73688179" calcext:value-type="float">
            <text:p>0.73688179</text:p>
          </table:table-cell>
          <table:table-cell office:value-type="float" office:value="0.73635157" calcext:value-type="float">
            <text:p>0.73635157</text:p>
          </table:table-cell>
          <table:table-cell office:value-type="float" office:value="0.73689611" calcext:value-type="float">
            <text:p>0.73689611</text:p>
          </table:table-cell>
          <table:table-cell office:value-type="float" office:value="0.73717866" calcext:value-type="float">
            <text:p>0.73717866</text:p>
          </table:table-cell>
          <table:table-cell office:value-type="float" office:value="0.73716586" calcext:value-type="float">
            <text:p>0.73716586</text:p>
          </table:table-cell>
          <table:table-cell office:value-type="float" office:value="0.73726727" calcext:value-type="float">
            <text:p>0.73726727</text:p>
          </table:table-cell>
          <table:table-cell office:value-type="float" office:value="0.73696825" calcext:value-type="float">
            <text:p>0.73696825</text:p>
          </table:table-cell>
          <table:table-cell office:value-type="float" office:value="0.73691809" calcext:value-type="float">
            <text:p>0.73691809</text:p>
          </table:table-cell>
          <table:table-cell office:value-type="float" office:value="0.73724996" calcext:value-type="float">
            <text:p>0.73724996</text:p>
          </table:table-cell>
          <table:table-cell office:value-type="float" office:value="0.73703718" calcext:value-type="float">
            <text:p>0.73703718</text:p>
          </table:table-cell>
          <table:table-cell office:value-type="float" office:value="0.72838148" calcext:value-type="float">
            <text:p>0.72838148</text:p>
          </table:table-cell>
          <table:table-cell office:value-type="float" office:value="0.73693764" calcext:value-type="float">
            <text:p>0.73693764</text:p>
          </table:table-cell>
          <table:table-cell office:value-type="float" office:value="0.73706585" calcext:value-type="float">
            <text:p>0.73706585</text:p>
          </table:table-cell>
          <table:table-cell office:value-type="float" office:value="0.73712491" calcext:value-type="float">
            <text:p>0.73712491</text:p>
          </table:table-cell>
          <table:table-cell office:value-type="float" office:value="0.73699763" calcext:value-type="float">
            <text:p>0.73699763</text:p>
          </table:table-cell>
          <table:table-cell office:value-type="float" office:value="0.73703653" calcext:value-type="float">
            <text:p>0.73703653</text:p>
          </table:table-cell>
          <table:table-cell office:value-type="float" office:value="0.73732107" calcext:value-type="float">
            <text:p>0.73732107</text:p>
          </table:table-cell>
          <table:table-cell office:value-type="float" office:value="0.75252666" calcext:value-type="float">
            <text:p>0.75252666</text:p>
          </table:table-cell>
          <table:table-cell office:value-type="float" office:value="0.75257779" calcext:value-type="float">
            <text:p>0.75257779</text:p>
          </table:table-cell>
          <table:table-cell office:value-type="float" office:value="0.75260144" calcext:value-type="float">
            <text:p>0.75260144</text:p>
          </table:table-cell>
          <table:table-cell office:value-type="float" office:value="0.75270674" calcext:value-type="float">
            <text:p>0.75270674</text:p>
          </table:table-cell>
          <table:table-cell office:value-type="float" office:value="0.74667815" calcext:value-type="float">
            <text:p>0.74667815</text:p>
          </table:table-cell>
          <table:table-cell office:value-type="float" office:value="0.75258701" calcext:value-type="float">
            <text:p>0.75258701</text:p>
          </table:table-cell>
          <table:table-cell office:value-type="float" office:value="0.75261314" calcext:value-type="float">
            <text:p>0.75261314</text:p>
          </table:table-cell>
          <table:table-cell office:value-type="float" office:value="0.73961395" calcext:value-type="float">
            <text:p>0.73961395</text:p>
          </table:table-cell>
          <table:table-cell office:value-type="float" office:value="0.73969275" calcext:value-type="float">
            <text:p>0.73969275</text:p>
          </table:table-cell>
          <table:table-cell office:value-type="float" office:value="0.75248654" calcext:value-type="float">
            <text:p>0.75248654</text:p>
          </table:table-cell>
          <table:table-cell office:value-type="float" office:value="0.73997874" calcext:value-type="float">
            <text:p>0.73997874</text:p>
          </table:table-cell>
          <table:table-cell office:value-type="float" office:value="0.75253533" calcext:value-type="float">
            <text:p>0.75253533</text:p>
          </table:table-cell>
          <table:table-cell office:value-type="float" office:value="0.75254583" calcext:value-type="float">
            <text:p>0.75254583</text:p>
          </table:table-cell>
          <table:table-cell office:value-type="float" office:value="0.74003029" calcext:value-type="float">
            <text:p>0.740030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3834487" calcext:value-type="float">
            <text:p>0.63834487</text:p>
          </table:table-cell>
          <table:table-cell office:value-type="float" office:value="0.64447256" calcext:value-type="float">
            <text:p>0.64447256</text:p>
          </table:table-cell>
          <table:table-cell office:value-type="float" office:value="0.66658537" calcext:value-type="float">
            <text:p>0.66658537</text:p>
          </table:table-cell>
          <table:table-cell office:value-type="float" office:value="0.66686905" calcext:value-type="float">
            <text:p>0.66686905</text:p>
          </table:table-cell>
          <table:table-cell office:value-type="float" office:value="0.69152989" calcext:value-type="float">
            <text:p>0.69152989</text:p>
          </table:table-cell>
          <table:table-cell office:value-type="float" office:value="0.70481266" calcext:value-type="float">
            <text:p>0.70481266</text:p>
          </table:table-cell>
          <table:table-cell office:value-type="float" office:value="0.70473504" calcext:value-type="float">
            <text:p>0.70473504</text:p>
          </table:table-cell>
          <table:table-cell office:value-type="float" office:value="0.70515366" calcext:value-type="float">
            <text:p>0.70515366</text:p>
          </table:table-cell>
          <table:table-cell office:value-type="float" office:value="0.69283689" calcext:value-type="float">
            <text:p>0.69283689</text:p>
          </table:table-cell>
          <table:table-cell office:value-type="float" office:value="0.68934353" calcext:value-type="float">
            <text:p>0.68934353</text:p>
          </table:table-cell>
          <table:table-cell office:value-type="float" office:value="0.71969392" calcext:value-type="float">
            <text:p>0.71969392</text:p>
          </table:table-cell>
          <table:table-cell office:value-type="float" office:value="0.71964881" calcext:value-type="float">
            <text:p>0.71964881</text:p>
          </table:table-cell>
          <table:table-cell office:value-type="float" office:value="0.71961488" calcext:value-type="float">
            <text:p>0.71961488</text:p>
          </table:table-cell>
          <table:table-cell office:value-type="float" office:value="0.70738515" calcext:value-type="float">
            <text:p>0.70738515</text:p>
          </table:table-cell>
          <table:table-cell office:value-type="float" office:value="0.71954123" calcext:value-type="float">
            <text:p>0.71954123</text:p>
          </table:table-cell>
          <table:table-cell office:value-type="float" office:value="0.71970544" calcext:value-type="float">
            <text:p>0.71970544</text:p>
          </table:table-cell>
          <table:table-cell office:value-type="float" office:value="0.70671598" calcext:value-type="float">
            <text:p>0.70671598</text:p>
          </table:table-cell>
          <table:table-cell office:value-type="float" office:value="0.71957765" calcext:value-type="float">
            <text:p>0.71957765</text:p>
          </table:table-cell>
          <table:table-cell office:value-type="float" office:value="0.71977569" calcext:value-type="float">
            <text:p>0.71977569</text:p>
          </table:table-cell>
          <table:table-cell office:value-type="float" office:value="0.71952737" calcext:value-type="float">
            <text:p>0.71952737</text:p>
          </table:table-cell>
          <table:table-cell office:value-type="float" office:value="0.70180668" calcext:value-type="float">
            <text:p>0.70180668</text:p>
          </table:table-cell>
          <table:table-cell office:value-type="float" office:value="0.71078591" calcext:value-type="float">
            <text:p>0.71078591</text:p>
          </table:table-cell>
          <table:table-cell office:value-type="float" office:value="0.71936186" calcext:value-type="float">
            <text:p>0.71936186</text:p>
          </table:table-cell>
          <table:table-cell office:value-type="float" office:value="0.71953792" calcext:value-type="float">
            <text:p>0.71953792</text:p>
          </table:table-cell>
          <table:table-cell office:value-type="float" office:value="0.71967701" calcext:value-type="float">
            <text:p>0.71967701</text:p>
          </table:table-cell>
          <table:table-cell office:value-type="float" office:value="0.70756357" calcext:value-type="float">
            <text:p>0.70756357</text:p>
          </table:table-cell>
          <table:table-cell office:value-type="float" office:value="0.71969823" calcext:value-type="float">
            <text:p>0.71969823</text:p>
          </table:table-cell>
          <table:table-cell office:value-type="float" office:value="0.71983488" calcext:value-type="float">
            <text:p>0.71983488</text:p>
          </table:table-cell>
          <table:table-cell office:value-type="float" office:value="0.70674887" calcext:value-type="float">
            <text:p>0.70674887</text:p>
          </table:table-cell>
          <table:table-cell office:value-type="float" office:value="0.75059452" calcext:value-type="float">
            <text:p>0.75059452</text:p>
          </table:table-cell>
          <table:table-cell office:value-type="float" office:value="0.76260058" calcext:value-type="float">
            <text:p>0.76260058</text:p>
          </table:table-cell>
          <table:table-cell office:value-type="float" office:value="0.76242412" calcext:value-type="float">
            <text:p>0.76242412</text:p>
          </table:table-cell>
          <table:table-cell office:value-type="float" office:value="0.76261602" calcext:value-type="float">
            <text:p>0.76261602</text:p>
          </table:table-cell>
          <table:table-cell office:value-type="float" office:value="0.75087663" calcext:value-type="float">
            <text:p>0.75087663</text:p>
          </table:table-cell>
          <table:table-cell office:value-type="float" office:value="0.76265689" calcext:value-type="float">
            <text:p>0.76265689</text:p>
          </table:table-cell>
          <table:table-cell office:value-type="float" office:value="0.76267589" calcext:value-type="float">
            <text:p>0.76267589</text:p>
          </table:table-cell>
          <table:table-cell office:value-type="float" office:value="0.76248194" calcext:value-type="float">
            <text:p>0.76248194</text:p>
          </table:table-cell>
          <table:table-cell office:value-type="float" office:value="0.76297071" calcext:value-type="float">
            <text:p>0.76297071</text:p>
          </table:table-cell>
          <table:table-cell office:value-type="float" office:value="0.76296697" calcext:value-type="float">
            <text:p>0.76296697</text:p>
          </table:table-cell>
          <table:table-cell office:value-type="float" office:value="0.76296862" calcext:value-type="float">
            <text:p>0.76296862</text:p>
          </table:table-cell>
          <table:table-cell office:value-type="float" office:value="0.76286816" calcext:value-type="float">
            <text:p>0.76286816</text:p>
          </table:table-cell>
          <table:table-cell office:value-type="float" office:value="0.75073427" calcext:value-type="float">
            <text:p>0.75073427</text:p>
          </table:table-cell>
          <table:table-cell office:value-type="float" office:value="0.76289066" calcext:value-type="float">
            <text:p>0.76289066</text:p>
          </table:table-cell>
          <table:table-cell office:value-type="float" office:value="0.76003894" calcext:value-type="float">
            <text:p>0.76003894</text:p>
          </table:table-cell>
          <table:table-cell office:value-type="float" office:value="0.76289137" calcext:value-type="float">
            <text:p>0.76289137</text:p>
          </table:table-cell>
          <table:table-cell office:value-type="float" office:value="0.76307942" calcext:value-type="float">
            <text:p>0.76307942</text:p>
          </table:table-cell>
          <table:table-cell office:value-type="float" office:value="0.76306151" calcext:value-type="float">
            <text:p>0.76306151</text:p>
          </table:table-cell>
          <table:table-cell office:value-type="float" office:value="0.7628522" calcext:value-type="float">
            <text:p>0.76285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29565627" calcext:value-type="float">
            <text:p>26.29565627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8711094" calcext:value-type="float">
            <text:p>6.58711094</text:p>
          </table:table-cell>
          <table:table-cell office:value-type="float" office:value="6.58711064" calcext:value-type="float">
            <text:p>6.58711064</text:p>
          </table:table-cell>
          <table:table-cell office:value-type="float" office:value="6.58724745" calcext:value-type="float">
            <text:p>6.58724745</text:p>
          </table:table-cell>
          <table:table-cell office:value-type="float" office:value="6.58728523" calcext:value-type="float">
            <text:p>6.58728523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9381279" calcext:value-type="float">
            <text:p>3.29381279</text:p>
          </table:table-cell>
          <table:table-cell office:value-type="float" office:value="3.29389795" calcext:value-type="float">
            <text:p>3.29389795</text:p>
          </table:table-cell>
          <table:table-cell office:value-type="float" office:value="3.29372325" calcext:value-type="float">
            <text:p>3.29372325</text:p>
          </table:table-cell>
          <table:table-cell office:value-type="float" office:value="3.29366511" calcext:value-type="float">
            <text:p>3.29366511</text:p>
          </table:table-cell>
          <table:table-cell office:value-type="float" office:value="3.29369228" calcext:value-type="float">
            <text:p>3.29369228</text:p>
          </table:table-cell>
          <table:table-cell office:value-type="float" office:value="3.29444196" calcext:value-type="float">
            <text:p>3.29444196</text:p>
          </table:table-cell>
          <table:table-cell office:value-type="float" office:value="3.29446765" calcext:value-type="float">
            <text:p>3.29446765</text:p>
          </table:table-cell>
          <table:table-cell office:value-type="float" office:value="3.29432979" calcext:value-type="float">
            <text:p>3.29432979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0814241" calcext:value-type="float">
            <text:p>2.20814241</text:p>
          </table:table-cell>
          <table:table-cell office:value-type="float" office:value="2.20905191" calcext:value-type="float">
            <text:p>2.20905191</text:p>
          </table:table-cell>
          <table:table-cell office:value-type="float" office:value="2.20885941" calcext:value-type="float">
            <text:p>2.20885941</text:p>
          </table:table-cell>
          <table:table-cell office:value-type="float" office:value="2.20940534" calcext:value-type="float">
            <text:p>2.20940534</text:p>
          </table:table-cell>
          <table:table-cell office:value-type="float" office:value="2.2088147" calcext:value-type="float">
            <text:p>2.2088147</text:p>
          </table:table-cell>
          <table:table-cell office:value-type="float" office:value="2.20945028" calcext:value-type="float">
            <text:p>2.20945028</text:p>
          </table:table-cell>
          <table:table-cell office:value-type="float" office:value="2.20927044" calcext:value-type="float">
            <text:p>2.20927044</text:p>
          </table:table-cell>
          <table:table-cell office:value-type="float" office:value="2.20951328" calcext:value-type="float">
            <text:p>2.20951328</text:p>
          </table:table-cell>
          <table:table-cell office:value-type="float" office:value="2.20940156" calcext:value-type="float">
            <text:p>2.20940156</text:p>
          </table:table-cell>
          <table:table-cell office:value-type="float" office:value="2.2095268" calcext:value-type="float">
            <text:p>2.2095268</text:p>
          </table:table-cell>
          <table:table-cell office:value-type="float" office:value="2.20955914" calcext:value-type="float">
            <text:p>2.20955914</text:p>
          </table:table-cell>
          <table:table-cell office:value-type="float" office:value="2.20949493" calcext:value-type="float">
            <text:p>2.20949493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689457" calcext:value-type="float">
            <text:p>1.6689457</text:p>
          </table:table-cell>
          <table:table-cell office:value-type="float" office:value="1.66889424" calcext:value-type="float">
            <text:p>1.66889424</text:p>
          </table:table-cell>
          <table:table-cell office:value-type="float" office:value="1.66886129" calcext:value-type="float">
            <text:p>1.66886129</text:p>
          </table:table-cell>
          <table:table-cell office:value-type="float" office:value="1.66892871" calcext:value-type="float">
            <text:p>1.66892871</text:p>
          </table:table-cell>
          <table:table-cell office:value-type="float" office:value="1.66903578" calcext:value-type="float">
            <text:p>1.66903578</text:p>
          </table:table-cell>
          <table:table-cell office:value-type="float" office:value="1.67280206" calcext:value-type="float">
            <text:p>1.67280206</text:p>
          </table:table-cell>
          <table:table-cell office:value-type="float" office:value="1.67273277" calcext:value-type="float">
            <text:p>1.67273277</text:p>
          </table:table-cell>
          <table:table-cell office:value-type="float" office:value="1.70226301" calcext:value-type="float">
            <text:p>1.70226301</text:p>
          </table:table-cell>
          <table:table-cell office:value-type="float" office:value="1.70171371" calcext:value-type="float">
            <text:p>1.70171371</text:p>
          </table:table-cell>
          <table:table-cell office:value-type="float" office:value="1.7023107" calcext:value-type="float">
            <text:p>1.7023107</text:p>
          </table:table-cell>
          <table:table-cell office:value-type="float" office:value="1.70215857" calcext:value-type="float">
            <text:p>1.70215857</text:p>
          </table:table-cell>
          <table:table-cell office:value-type="float" office:value="1.70180159" calcext:value-type="float">
            <text:p>1.70180159</text:p>
          </table:table-cell>
          <table:table-cell office:value-type="float" office:value="1.70234118" calcext:value-type="float">
            <text:p>1.70234118</text:p>
          </table:table-cell>
          <table:table-cell office:value-type="float" office:value="1.70133318" calcext:value-type="float">
            <text:p>1.70133318</text:p>
          </table:table-cell>
          <table:table-cell office:value-type="float" office:value="1.86924604" calcext:value-type="float">
            <text:p>1.86924604</text:p>
          </table:table-cell>
          <table:table-cell office:value-type="float" office:value="1.86970341" calcext:value-type="float">
            <text:p>1.86970341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4942406" calcext:value-type="float">
            <text:p>1.34942406</text:p>
          </table:table-cell>
          <table:table-cell office:value-type="float" office:value="1.35245124" calcext:value-type="float">
            <text:p>1.35245124</text:p>
          </table:table-cell>
          <table:table-cell office:value-type="float" office:value="1.35253594" calcext:value-type="float">
            <text:p>1.35253594</text:p>
          </table:table-cell>
          <table:table-cell office:value-type="float" office:value="1.35266343" calcext:value-type="float">
            <text:p>1.35266343</text:p>
          </table:table-cell>
          <table:table-cell office:value-type="float" office:value="1.35247094" calcext:value-type="float">
            <text:p>1.35247094</text:p>
          </table:table-cell>
          <table:table-cell office:value-type="float" office:value="1.35377167" calcext:value-type="float">
            <text:p>1.35377167</text:p>
          </table:table-cell>
          <table:table-cell office:value-type="float" office:value="1.3538979" calcext:value-type="float">
            <text:p>1.3538979</text:p>
          </table:table-cell>
          <table:table-cell office:value-type="float" office:value="1.35407839" calcext:value-type="float">
            <text:p>1.35407839</text:p>
          </table:table-cell>
          <table:table-cell office:value-type="float" office:value="1.3535991" calcext:value-type="float">
            <text:p>1.3535991</text:p>
          </table:table-cell>
          <table:table-cell office:value-type="float" office:value="1.35399832" calcext:value-type="float">
            <text:p>1.35399832</text:p>
          </table:table-cell>
          <table:table-cell office:value-type="float" office:value="1.35379417" calcext:value-type="float">
            <text:p>1.35379417</text:p>
          </table:table-cell>
          <table:table-cell office:value-type="float" office:value="1.35350886" calcext:value-type="float">
            <text:p>1.35350886</text:p>
          </table:table-cell>
          <table:table-cell office:value-type="float" office:value="1.35405877" calcext:value-type="float">
            <text:p>1.35405877</text:p>
          </table:table-cell>
          <table:table-cell office:value-type="float" office:value="1.35411015" calcext:value-type="float">
            <text:p>1.35411015</text:p>
          </table:table-cell>
          <table:table-cell office:value-type="float" office:value="1.35398173" calcext:value-type="float">
            <text:p>1.35398173</text:p>
          </table:table-cell>
          <table:table-cell office:value-type="float" office:value="1.35409453" calcext:value-type="float">
            <text:p>1.35409453</text:p>
          </table:table-cell>
          <table:table-cell office:value-type="float" office:value="1.35420409" calcext:value-type="float">
            <text:p>1.35420409</text:p>
          </table:table-cell>
          <table:table-cell office:value-type="float" office:value="1.35415411" calcext:value-type="float">
            <text:p>1.35415411</text:p>
          </table:table-cell>
          <table:table-cell office:value-type="float" office:value="1.3541802" calcext:value-type="float">
            <text:p>1.3541802</text:p>
          </table:table-cell>
          <table:table-cell office:value-type="float" office:value="1.35417859" calcext:value-type="float">
            <text:p>1.35417859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3311029" calcext:value-type="float">
            <text:p>1.13311029</text:p>
          </table:table-cell>
          <table:table-cell office:value-type="float" office:value="1.13300622" calcext:value-type="float">
            <text:p>1.13300622</text:p>
          </table:table-cell>
          <table:table-cell office:value-type="float" office:value="1.13315431" calcext:value-type="float">
            <text:p>1.13315431</text:p>
          </table:table-cell>
          <table:table-cell office:value-type="float" office:value="1.1329972" calcext:value-type="float">
            <text:p>1.1329972</text:p>
          </table:table-cell>
          <table:table-cell office:value-type="float" office:value="1.13315948" calcext:value-type="float">
            <text:p>1.13315948</text:p>
          </table:table-cell>
          <table:table-cell office:value-type="float" office:value="1.13303085" calcext:value-type="float">
            <text:p>1.13303085</text:p>
          </table:table-cell>
          <table:table-cell office:value-type="float" office:value="1.13249399" calcext:value-type="float">
            <text:p>1.13249399</text:p>
          </table:table-cell>
          <table:table-cell office:value-type="float" office:value="1.13537004" calcext:value-type="float">
            <text:p>1.13537004</text:p>
          </table:table-cell>
          <table:table-cell office:value-type="float" office:value="1.13527323" calcext:value-type="float">
            <text:p>1.13527323</text:p>
          </table:table-cell>
          <table:table-cell office:value-type="float" office:value="1.13542853" calcext:value-type="float">
            <text:p>1.13542853</text:p>
          </table:table-cell>
          <table:table-cell office:value-type="float" office:value="1.13525306" calcext:value-type="float">
            <text:p>1.13525306</text:p>
          </table:table-cell>
          <table:table-cell office:value-type="float" office:value="1.13532154" calcext:value-type="float">
            <text:p>1.13532154</text:p>
          </table:table-cell>
          <table:table-cell office:value-type="float" office:value="1.13536491" calcext:value-type="float">
            <text:p>1.13536491</text:p>
          </table:table-cell>
          <table:table-cell office:value-type="float" office:value="1.13864003" calcext:value-type="float">
            <text:p>1.13864003</text:p>
          </table:table-cell>
          <table:table-cell office:value-type="float" office:value="1.13873853" calcext:value-type="float">
            <text:p>1.13873853</text:p>
          </table:table-cell>
          <table:table-cell office:value-type="float" office:value="1.1385841" calcext:value-type="float">
            <text:p>1.1385841</text:p>
          </table:table-cell>
          <table:table-cell office:value-type="float" office:value="1.13854673" calcext:value-type="float">
            <text:p>1.13854673</text:p>
          </table:table-cell>
          <table:table-cell office:value-type="float" office:value="1.13854704" calcext:value-type="float">
            <text:p>1.13854704</text:p>
          </table:table-cell>
          <table:table-cell office:value-type="float" office:value="1.13867657" calcext:value-type="float">
            <text:p>1.13867657</text:p>
          </table:table-cell>
          <table:table-cell office:value-type="float" office:value="1.13861814" calcext:value-type="float">
            <text:p>1.13861814</text:p>
          </table:table-cell>
          <table:table-cell office:value-type="float" office:value="1.13875019" calcext:value-type="float">
            <text:p>1.13875019</text:p>
          </table:table-cell>
          <table:table-cell office:value-type="float" office:value="1.13880865" calcext:value-type="float">
            <text:p>1.13880865</text:p>
          </table:table-cell>
          <table:table-cell office:value-type="float" office:value="1.13851564" calcext:value-type="float">
            <text:p>1.13851564</text:p>
          </table:table-cell>
          <table:table-cell office:value-type="float" office:value="1.13874218" calcext:value-type="float">
            <text:p>1.13874218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9509832" calcext:value-type="float">
            <text:p>1.19509832</text:p>
          </table:table-cell>
          <table:table-cell office:value-type="float" office:value="1.19457953" calcext:value-type="float">
            <text:p>1.19457953</text:p>
          </table:table-cell>
          <table:table-cell office:value-type="float" office:value="1.19501602" calcext:value-type="float">
            <text:p>1.19501602</text:p>
          </table:table-cell>
          <table:table-cell office:value-type="float" office:value="1.19487948" calcext:value-type="float">
            <text:p>1.19487948</text:p>
          </table:table-cell>
          <table:table-cell office:value-type="float" office:value="1.19504359" calcext:value-type="float">
            <text:p>1.19504359</text:p>
          </table:table-cell>
          <table:table-cell office:value-type="float" office:value="1.19503086" calcext:value-type="float">
            <text:p>1.19503086</text:p>
          </table:table-cell>
          <table:table-cell office:value-type="float" office:value="1.19507443" calcext:value-type="float">
            <text:p>1.19507443</text:p>
          </table:table-cell>
          <table:table-cell office:value-type="float" office:value="1.19517895" calcext:value-type="float">
            <text:p>1.19517895</text:p>
          </table:table-cell>
          <table:table-cell office:value-type="float" office:value="1.19519004" calcext:value-type="float">
            <text:p>1.19519004</text:p>
          </table:table-cell>
          <table:table-cell office:value-type="float" office:value="1.19517718" calcext:value-type="float">
            <text:p>1.19517718</text:p>
          </table:table-cell>
          <table:table-cell office:value-type="float" office:value="1.19514335" calcext:value-type="float">
            <text:p>1.19514335</text:p>
          </table:table-cell>
          <table:table-cell office:value-type="float" office:value="1.1916347" calcext:value-type="float">
            <text:p>1.1916347</text:p>
          </table:table-cell>
          <table:table-cell office:value-type="float" office:value="1.19508923" calcext:value-type="float">
            <text:p>1.19508923</text:p>
          </table:table-cell>
          <table:table-cell office:value-type="float" office:value="1.19530157" calcext:value-type="float">
            <text:p>1.19530157</text:p>
          </table:table-cell>
          <table:table-cell office:value-type="float" office:value="1.19513884" calcext:value-type="float">
            <text:p>1.19513884</text:p>
          </table:table-cell>
          <table:table-cell office:value-type="float" office:value="1.19512495" calcext:value-type="float">
            <text:p>1.19512495</text:p>
          </table:table-cell>
          <table:table-cell office:value-type="float" office:value="1.195156" calcext:value-type="float">
            <text:p>1.195156</text:p>
          </table:table-cell>
          <table:table-cell office:value-type="float" office:value="1.19524736" calcext:value-type="float">
            <text:p>1.19524736</text:p>
          </table:table-cell>
          <table:table-cell office:value-type="float" office:value="1.19520977" calcext:value-type="float">
            <text:p>1.19520977</text:p>
          </table:table-cell>
          <table:table-cell office:value-type="float" office:value="1.18292253" calcext:value-type="float">
            <text:p>1.18292253</text:p>
          </table:table-cell>
          <table:table-cell office:value-type="float" office:value="1.19530837" calcext:value-type="float">
            <text:p>1.19530837</text:p>
          </table:table-cell>
          <table:table-cell office:value-type="float" office:value="1.19541948" calcext:value-type="float">
            <text:p>1.19541948</text:p>
          </table:table-cell>
          <table:table-cell office:value-type="float" office:value="1.19541119" calcext:value-type="float">
            <text:p>1.19541119</text:p>
          </table:table-cell>
          <table:table-cell office:value-type="float" office:value="1.19549169" calcext:value-type="float">
            <text:p>1.19549169</text:p>
          </table:table-cell>
          <table:table-cell office:value-type="float" office:value="1.19504721" calcext:value-type="float">
            <text:p>1.19504721</text:p>
          </table:table-cell>
          <table:table-cell office:value-type="float" office:value="1.19539291" calcext:value-type="float">
            <text:p>1.19539291</text:p>
          </table:table-cell>
          <table:table-cell office:value-type="float" office:value="1.19527152" calcext:value-type="float">
            <text:p>1.19527152</text:p>
          </table:table-cell>
          <table:table-cell office:value-type="float" office:value="1.19534616" calcext:value-type="float">
            <text:p>1.19534616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2547981" calcext:value-type="float">
            <text:p>0.92547981</text:p>
          </table:table-cell>
          <table:table-cell office:value-type="float" office:value="0.92875022" calcext:value-type="float">
            <text:p>0.92875022</text:p>
          </table:table-cell>
          <table:table-cell office:value-type="float" office:value="1.03252796" calcext:value-type="float">
            <text:p>1.03252796</text:p>
          </table:table-cell>
          <table:table-cell office:value-type="float" office:value="1.03238929" calcext:value-type="float">
            <text:p>1.03238929</text:p>
          </table:table-cell>
          <table:table-cell office:value-type="float" office:value="1.03241532" calcext:value-type="float">
            <text:p>1.03241532</text:p>
          </table:table-cell>
          <table:table-cell office:value-type="float" office:value="1.0325116" calcext:value-type="float">
            <text:p>1.0325116</text:p>
          </table:table-cell>
          <table:table-cell office:value-type="float" office:value="1.03270818" calcext:value-type="float">
            <text:p>1.03270818</text:p>
          </table:table-cell>
          <table:table-cell office:value-type="float" office:value="1.03242597" calcext:value-type="float">
            <text:p>1.03242597</text:p>
          </table:table-cell>
          <table:table-cell office:value-type="float" office:value="1.03249742" calcext:value-type="float">
            <text:p>1.03249742</text:p>
          </table:table-cell>
          <table:table-cell office:value-type="float" office:value="1.03245044" calcext:value-type="float">
            <text:p>1.03245044</text:p>
          </table:table-cell>
          <table:table-cell office:value-type="float" office:value="1.03256006" calcext:value-type="float">
            <text:p>1.03256006</text:p>
          </table:table-cell>
          <table:table-cell office:value-type="float" office:value="1.03251922" calcext:value-type="float">
            <text:p>1.03251922</text:p>
          </table:table-cell>
          <table:table-cell office:value-type="float" office:value="1.03263396" calcext:value-type="float">
            <text:p>1.03263396</text:p>
          </table:table-cell>
          <table:table-cell office:value-type="float" office:value="1.0327647" calcext:value-type="float">
            <text:p>1.0327647</text:p>
          </table:table-cell>
          <table:table-cell office:value-type="float" office:value="1.03268034" calcext:value-type="float">
            <text:p>1.03268034</text:p>
          </table:table-cell>
          <table:table-cell office:value-type="float" office:value="1.03267798" calcext:value-type="float">
            <text:p>1.03267798</text:p>
          </table:table-cell>
          <table:table-cell office:value-type="float" office:value="1.03267288" calcext:value-type="float">
            <text:p>1.03267288</text:p>
          </table:table-cell>
          <table:table-cell office:value-type="float" office:value="1.03279428" calcext:value-type="float">
            <text:p>1.03279428</text:p>
          </table:table-cell>
          <table:table-cell office:value-type="float" office:value="1.03281673" calcext:value-type="float">
            <text:p>1.03281673</text:p>
          </table:table-cell>
          <table:table-cell office:value-type="float" office:value="1.03259561" calcext:value-type="float">
            <text:p>1.03259561</text:p>
          </table:table-cell>
          <table:table-cell office:value-type="float" office:value="1.03296343" calcext:value-type="float">
            <text:p>1.03296343</text:p>
          </table:table-cell>
          <table:table-cell office:value-type="float" office:value="1.03280383" calcext:value-type="float">
            <text:p>1.03280383</text:p>
          </table:table-cell>
          <table:table-cell office:value-type="float" office:value="1.03288235" calcext:value-type="float">
            <text:p>1.03288235</text:p>
          </table:table-cell>
          <table:table-cell office:value-type="float" office:value="1.0328494" calcext:value-type="float">
            <text:p>1.0328494</text:p>
          </table:table-cell>
          <table:table-cell office:value-type="float" office:value="1.0328559" calcext:value-type="float">
            <text:p>1.0328559</text:p>
          </table:table-cell>
          <table:table-cell office:value-type="float" office:value="1.03293659" calcext:value-type="float">
            <text:p>1.03293659</text:p>
          </table:table-cell>
          <table:table-cell office:value-type="float" office:value="1.03273322" calcext:value-type="float">
            <text:p>1.03273322</text:p>
          </table:table-cell>
          <table:table-cell office:value-type="float" office:value="1.03302348" calcext:value-type="float">
            <text:p>1.03302348</text:p>
          </table:table-cell>
          <table:table-cell office:value-type="float" office:value="1.03275392" calcext:value-type="float">
            <text:p>1.03275392</text:p>
          </table:table-cell>
          <table:table-cell office:value-type="float" office:value="1.032992" calcext:value-type="float">
            <text:p>1.032992</text:p>
          </table:table-cell>
          <table:table-cell office:value-type="float" office:value="1.03255912" calcext:value-type="float">
            <text:p>1.03255912</text:p>
          </table:table-cell>
          <table:table-cell office:value-type="float" office:value="1.03269696" calcext:value-type="float">
            <text:p>1.03269696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3119718" calcext:value-type="float">
            <text:p>0.83119718</text:p>
          </table:table-cell>
          <table:table-cell office:value-type="float" office:value="0.86095734" calcext:value-type="float">
            <text:p>0.86095734</text:p>
          </table:table-cell>
          <table:table-cell office:value-type="float" office:value="0.8608798" calcext:value-type="float">
            <text:p>0.8608798</text:p>
          </table:table-cell>
          <table:table-cell office:value-type="float" office:value="0.86079785" calcext:value-type="float">
            <text:p>0.86079785</text:p>
          </table:table-cell>
          <table:table-cell office:value-type="float" office:value="0.86087504" calcext:value-type="float">
            <text:p>0.86087504</text:p>
          </table:table-cell>
          <table:table-cell office:value-type="float" office:value="0.86090882" calcext:value-type="float">
            <text:p>0.86090882</text:p>
          </table:table-cell>
          <table:table-cell office:value-type="float" office:value="0.8609099" calcext:value-type="float">
            <text:p>0.8609099</text:p>
          </table:table-cell>
          <table:table-cell office:value-type="float" office:value="0.86092607" calcext:value-type="float">
            <text:p>0.86092607</text:p>
          </table:table-cell>
          <table:table-cell office:value-type="float" office:value="0.86104288" calcext:value-type="float">
            <text:p>0.86104288</text:p>
          </table:table-cell>
          <table:table-cell office:value-type="float" office:value="0.86070069" calcext:value-type="float">
            <text:p>0.86070069</text:p>
          </table:table-cell>
          <table:table-cell office:value-type="float" office:value="0.8608998" calcext:value-type="float">
            <text:p>0.8608998</text:p>
          </table:table-cell>
          <table:table-cell office:value-type="float" office:value="0.86537954" calcext:value-type="float">
            <text:p>0.86537954</text:p>
          </table:table-cell>
          <table:table-cell office:value-type="float" office:value="0.85798625" calcext:value-type="float">
            <text:p>0.85798625</text:p>
          </table:table-cell>
          <table:table-cell office:value-type="float" office:value="0.85786701" calcext:value-type="float">
            <text:p>0.85786701</text:p>
          </table:table-cell>
          <table:table-cell office:value-type="float" office:value="0.8703408" calcext:value-type="float">
            <text:p>0.8703408</text:p>
          </table:table-cell>
          <table:table-cell office:value-type="float" office:value="0.85773587" calcext:value-type="float">
            <text:p>0.85773587</text:p>
          </table:table-cell>
          <table:table-cell office:value-type="float" office:value="0.86781828" calcext:value-type="float">
            <text:p>0.86781828</text:p>
          </table:table-cell>
          <table:table-cell office:value-type="float" office:value="0.87033065" calcext:value-type="float">
            <text:p>0.87033065</text:p>
          </table:table-cell>
          <table:table-cell office:value-type="float" office:value="0.8706552" calcext:value-type="float">
            <text:p>0.8706552</text:p>
          </table:table-cell>
          <table:table-cell office:value-type="float" office:value="0.87038968" calcext:value-type="float">
            <text:p>0.87038968</text:p>
          </table:table-cell>
          <table:table-cell office:value-type="float" office:value="0.87030824" calcext:value-type="float">
            <text:p>0.87030824</text:p>
          </table:table-cell>
          <table:table-cell office:value-type="float" office:value="0.87067398" calcext:value-type="float">
            <text:p>0.87067398</text:p>
          </table:table-cell>
          <table:table-cell office:value-type="float" office:value="0.86103538" calcext:value-type="float">
            <text:p>0.86103538</text:p>
          </table:table-cell>
          <table:table-cell office:value-type="float" office:value="0.87064226" calcext:value-type="float">
            <text:p>0.87064226</text:p>
          </table:table-cell>
          <table:table-cell office:value-type="float" office:value="0.87018411" calcext:value-type="float">
            <text:p>0.87018411</text:p>
          </table:table-cell>
          <table:table-cell office:value-type="float" office:value="0.8706696" calcext:value-type="float">
            <text:p>0.8706696</text:p>
          </table:table-cell>
          <table:table-cell office:value-type="float" office:value="0.8706453" calcext:value-type="float">
            <text:p>0.8706453</text:p>
          </table:table-cell>
          <table:table-cell office:value-type="float" office:value="0.87056792" calcext:value-type="float">
            <text:p>0.87056792</text:p>
          </table:table-cell>
          <table:table-cell office:value-type="float" office:value="0.87075393" calcext:value-type="float">
            <text:p>0.87075393</text:p>
          </table:table-cell>
          <table:table-cell office:value-type="float" office:value="0.87069804" calcext:value-type="float">
            <text:p>0.87069804</text:p>
          </table:table-cell>
          <table:table-cell office:value-type="float" office:value="0.87027702" calcext:value-type="float">
            <text:p>0.87027702</text:p>
          </table:table-cell>
          <table:table-cell office:value-type="float" office:value="0.87077274" calcext:value-type="float">
            <text:p>0.87077274</text:p>
          </table:table-cell>
          <table:table-cell office:value-type="float" office:value="0.8707934" calcext:value-type="float">
            <text:p>0.8707934</text:p>
          </table:table-cell>
          <table:table-cell office:value-type="float" office:value="0.87075245" calcext:value-type="float">
            <text:p>0.87075245</text:p>
          </table:table-cell>
          <table:table-cell office:value-type="float" office:value="0.87060401" calcext:value-type="float">
            <text:p>0.87060401</text:p>
          </table:table-cell>
          <table:table-cell office:value-type="float" office:value="0.87039611" calcext:value-type="float">
            <text:p>0.870396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6355398" calcext:value-type="float">
            <text:p>0.76355398</text:p>
          </table:table-cell>
          <table:table-cell office:value-type="float" office:value="0.76348244" calcext:value-type="float">
            <text:p>0.76348244</text:p>
          </table:table-cell>
          <table:table-cell office:value-type="float" office:value="0.76345985" calcext:value-type="float">
            <text:p>0.76345985</text:p>
          </table:table-cell>
          <table:table-cell office:value-type="float" office:value="0.85091047" calcext:value-type="float">
            <text:p>0.85091047</text:p>
          </table:table-cell>
          <table:table-cell office:value-type="float" office:value="0.85103474" calcext:value-type="float">
            <text:p>0.85103474</text:p>
          </table:table-cell>
          <table:table-cell office:value-type="float" office:value="0.85112614" calcext:value-type="float">
            <text:p>0.85112614</text:p>
          </table:table-cell>
          <table:table-cell office:value-type="float" office:value="0.85082449" calcext:value-type="float">
            <text:p>0.85082449</text:p>
          </table:table-cell>
          <table:table-cell office:value-type="float" office:value="0.83800169" calcext:value-type="float">
            <text:p>0.83800169</text:p>
          </table:table-cell>
          <table:table-cell office:value-type="float" office:value="0.83820647" calcext:value-type="float">
            <text:p>0.83820647</text:p>
          </table:table-cell>
          <table:table-cell office:value-type="float" office:value="0.83826866" calcext:value-type="float">
            <text:p>0.83826866</text:p>
          </table:table-cell>
          <table:table-cell office:value-type="float" office:value="0.85101478" calcext:value-type="float">
            <text:p>0.85101478</text:p>
          </table:table-cell>
          <table:table-cell office:value-type="float" office:value="0.85088472" calcext:value-type="float">
            <text:p>0.85088472</text:p>
          </table:table-cell>
          <table:table-cell office:value-type="float" office:value="0.83804452" calcext:value-type="float">
            <text:p>0.83804452</text:p>
          </table:table-cell>
          <table:table-cell office:value-type="float" office:value="0.85101485" calcext:value-type="float">
            <text:p>0.85101485</text:p>
          </table:table-cell>
          <table:table-cell office:value-type="float" office:value="0.83834857" calcext:value-type="float">
            <text:p>0.83834857</text:p>
          </table:table-cell>
          <table:table-cell office:value-type="float" office:value="0.85091364" calcext:value-type="float">
            <text:p>0.85091364</text:p>
          </table:table-cell>
          <table:table-cell office:value-type="float" office:value="0.85092703" calcext:value-type="float">
            <text:p>0.85092703</text:p>
          </table:table-cell>
          <table:table-cell office:value-type="float" office:value="0.85105332" calcext:value-type="float">
            <text:p>0.85105332</text:p>
          </table:table-cell>
          <table:table-cell office:value-type="float" office:value="0.85078714" calcext:value-type="float">
            <text:p>0.85078714</text:p>
          </table:table-cell>
          <table:table-cell office:value-type="float" office:value="0.85092836" calcext:value-type="float">
            <text:p>0.85092836</text:p>
          </table:table-cell>
          <table:table-cell office:value-type="float" office:value="0.850947" calcext:value-type="float">
            <text:p>0.850947</text:p>
          </table:table-cell>
          <table:table-cell office:value-type="float" office:value="0.83838224" calcext:value-type="float">
            <text:p>0.83838224</text:p>
          </table:table-cell>
          <table:table-cell office:value-type="float" office:value="0.85111107" calcext:value-type="float">
            <text:p>0.85111107</text:p>
          </table:table-cell>
          <table:table-cell office:value-type="float" office:value="0.85115403" calcext:value-type="float">
            <text:p>0.85115403</text:p>
          </table:table-cell>
          <table:table-cell office:value-type="float" office:value="0.85109154" calcext:value-type="float">
            <text:p>0.85109154</text:p>
          </table:table-cell>
          <table:table-cell office:value-type="float" office:value="0.85088914" calcext:value-type="float">
            <text:p>0.85088914</text:p>
          </table:table-cell>
          <table:table-cell office:value-type="float" office:value="0.83726889" calcext:value-type="float">
            <text:p>0.83726889</text:p>
          </table:table-cell>
          <table:table-cell office:value-type="float" office:value="0.85112911" calcext:value-type="float">
            <text:p>0.85112911</text:p>
          </table:table-cell>
          <table:table-cell office:value-type="float" office:value="0.84224134" calcext:value-type="float">
            <text:p>0.84224134</text:p>
          </table:table-cell>
          <table:table-cell office:value-type="float" office:value="0.85111205" calcext:value-type="float">
            <text:p>0.85111205</text:p>
          </table:table-cell>
          <table:table-cell office:value-type="float" office:value="0.85101816" calcext:value-type="float">
            <text:p>0.85101816</text:p>
          </table:table-cell>
          <table:table-cell office:value-type="float" office:value="0.83839401" calcext:value-type="float">
            <text:p>0.83839401</text:p>
          </table:table-cell>
          <table:table-cell office:value-type="float" office:value="0.85116041" calcext:value-type="float">
            <text:p>0.85116041</text:p>
          </table:table-cell>
          <table:table-cell office:value-type="float" office:value="0.85094711" calcext:value-type="float">
            <text:p>0.85094711</text:p>
          </table:table-cell>
          <table:table-cell office:value-type="float" office:value="0.8512454" calcext:value-type="float">
            <text:p>0.8512454</text:p>
          </table:table-cell>
          <table:table-cell office:value-type="float" office:value="0.85119743" calcext:value-type="float">
            <text:p>0.85119743</text:p>
          </table:table-cell>
          <table:table-cell office:value-type="float" office:value="0.84643803" calcext:value-type="float">
            <text:p>0.84643803</text:p>
          </table:table-cell>
          <table:table-cell office:value-type="float" office:value="0.85121095" calcext:value-type="float">
            <text:p>0.85121095</text:p>
          </table:table-cell>
          <table:table-cell office:value-type="float" office:value="0.85104976" calcext:value-type="float">
            <text:p>0.85104976</text:p>
          </table:table-cell>
          <table:table-cell office:value-type="float" office:value="0.85127581" calcext:value-type="float">
            <text:p>0.8512758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7704262" calcext:value-type="float">
            <text:p>0.67704262</text:p>
          </table:table-cell>
          <table:table-cell office:value-type="float" office:value="0.68993042" calcext:value-type="float">
            <text:p>0.68993042</text:p>
          </table:table-cell>
          <table:table-cell office:value-type="float" office:value="0.71690786" calcext:value-type="float">
            <text:p>0.71690786</text:p>
          </table:table-cell>
          <table:table-cell office:value-type="float" office:value="0.71696692" calcext:value-type="float">
            <text:p>0.71696692</text:p>
          </table:table-cell>
          <table:table-cell office:value-type="float" office:value="0.71683916" calcext:value-type="float">
            <text:p>0.71683916</text:p>
          </table:table-cell>
          <table:table-cell office:value-type="float" office:value="0.72060591" calcext:value-type="float">
            <text:p>0.72060591</text:p>
          </table:table-cell>
          <table:table-cell office:value-type="float" office:value="0.72083749" calcext:value-type="float">
            <text:p>0.72083749</text:p>
          </table:table-cell>
          <table:table-cell office:value-type="float" office:value="0.72069973" calcext:value-type="float">
            <text:p>0.72069973</text:p>
          </table:table-cell>
          <table:table-cell office:value-type="float" office:value="0.70847898" calcext:value-type="float">
            <text:p>0.70847898</text:p>
          </table:table-cell>
          <table:table-cell office:value-type="float" office:value="0.72077645" calcext:value-type="float">
            <text:p>0.72077645</text:p>
          </table:table-cell>
          <table:table-cell office:value-type="float" office:value="0.71359187" calcext:value-type="float">
            <text:p>0.71359187</text:p>
          </table:table-cell>
          <table:table-cell office:value-type="float" office:value="0.72059192" calcext:value-type="float">
            <text:p>0.72059192</text:p>
          </table:table-cell>
          <table:table-cell office:value-type="float" office:value="0.72100672" calcext:value-type="float">
            <text:p>0.72100672</text:p>
          </table:table-cell>
          <table:table-cell office:value-type="float" office:value="0.72069111" calcext:value-type="float">
            <text:p>0.72069111</text:p>
          </table:table-cell>
          <table:table-cell office:value-type="float" office:value="0.72095715" calcext:value-type="float">
            <text:p>0.72095715</text:p>
          </table:table-cell>
          <table:table-cell office:value-type="float" office:value="0.72089587" calcext:value-type="float">
            <text:p>0.72089587</text:p>
          </table:table-cell>
          <table:table-cell office:value-type="float" office:value="0.72066117" calcext:value-type="float">
            <text:p>0.72066117</text:p>
          </table:table-cell>
          <table:table-cell office:value-type="float" office:value="0.72902565" calcext:value-type="float">
            <text:p>0.72902565</text:p>
          </table:table-cell>
          <table:table-cell office:value-type="float" office:value="0.72903719" calcext:value-type="float">
            <text:p>0.72903719</text:p>
          </table:table-cell>
          <table:table-cell office:value-type="float" office:value="0.72919165" calcext:value-type="float">
            <text:p>0.72919165</text:p>
          </table:table-cell>
          <table:table-cell office:value-type="float" office:value="0.72915037" calcext:value-type="float">
            <text:p>0.72915037</text:p>
          </table:table-cell>
          <table:table-cell office:value-type="float" office:value="0.72910065" calcext:value-type="float">
            <text:p>0.72910065</text:p>
          </table:table-cell>
          <table:table-cell office:value-type="float" office:value="0.71677271" calcext:value-type="float">
            <text:p>0.71677271</text:p>
          </table:table-cell>
          <table:table-cell office:value-type="float" office:value="0.72886165" calcext:value-type="float">
            <text:p>0.72886165</text:p>
          </table:table-cell>
          <table:table-cell office:value-type="float" office:value="0.72911888" calcext:value-type="float">
            <text:p>0.72911888</text:p>
          </table:table-cell>
          <table:table-cell office:value-type="float" office:value="0.72898228" calcext:value-type="float">
            <text:p>0.72898228</text:p>
          </table:table-cell>
          <table:table-cell office:value-type="float" office:value="0.72906538" calcext:value-type="float">
            <text:p>0.72906538</text:p>
          </table:table-cell>
          <table:table-cell office:value-type="float" office:value="0.72889756" calcext:value-type="float">
            <text:p>0.72889756</text:p>
          </table:table-cell>
          <table:table-cell office:value-type="float" office:value="0.72930357" calcext:value-type="float">
            <text:p>0.72930357</text:p>
          </table:table-cell>
          <table:table-cell office:value-type="float" office:value="0.71674793" calcext:value-type="float">
            <text:p>0.71674793</text:p>
          </table:table-cell>
          <table:table-cell office:value-type="float" office:value="0.72881997" calcext:value-type="float">
            <text:p>0.72881997</text:p>
          </table:table-cell>
          <table:table-cell office:value-type="float" office:value="0.72902269" calcext:value-type="float">
            <text:p>0.72902269</text:p>
          </table:table-cell>
          <table:table-cell office:value-type="float" office:value="0.72923534" calcext:value-type="float">
            <text:p>0.72923534</text:p>
          </table:table-cell>
          <table:table-cell office:value-type="float" office:value="0.72896885" calcext:value-type="float">
            <text:p>0.72896885</text:p>
          </table:table-cell>
          <table:table-cell office:value-type="float" office:value="0.72902971" calcext:value-type="float">
            <text:p>0.72902971</text:p>
          </table:table-cell>
          <table:table-cell office:value-type="float" office:value="0.72938968" calcext:value-type="float">
            <text:p>0.72938968</text:p>
          </table:table-cell>
          <table:table-cell office:value-type="float" office:value="0.7165527" calcext:value-type="float">
            <text:p>0.7165527</text:p>
          </table:table-cell>
          <table:table-cell office:value-type="float" office:value="0.72912442" calcext:value-type="float">
            <text:p>0.72912442</text:p>
          </table:table-cell>
          <table:table-cell office:value-type="float" office:value="0.7293091" calcext:value-type="float">
            <text:p>0.7293091</text:p>
          </table:table-cell>
          <table:table-cell office:value-type="float" office:value="0.71702631" calcext:value-type="float">
            <text:p>0.71702631</text:p>
          </table:table-cell>
          <table:table-cell office:value-type="float" office:value="0.72925255" calcext:value-type="float">
            <text:p>0.72925255</text:p>
          </table:table-cell>
          <table:table-cell office:value-type="float" office:value="0.72908529" calcext:value-type="float">
            <text:p>0.72908529</text:p>
          </table:table-cell>
          <table:table-cell office:value-type="float" office:value="0.72938368" calcext:value-type="float">
            <text:p>0.72938368</text:p>
          </table:table-cell>
          <table:table-cell office:value-type="float" office:value="0.72930338" calcext:value-type="float">
            <text:p>0.729303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7199408" calcext:value-type="float">
            <text:p>0.67199408</text:p>
          </table:table-cell>
          <table:table-cell office:value-type="float" office:value="0.6719158" calcext:value-type="float">
            <text:p>0.6719158</text:p>
          </table:table-cell>
          <table:table-cell office:value-type="float" office:value="0.66215601" calcext:value-type="float">
            <text:p>0.66215601</text:p>
          </table:table-cell>
          <table:table-cell office:value-type="float" office:value="0.6717357" calcext:value-type="float">
            <text:p>0.6717357</text:p>
          </table:table-cell>
          <table:table-cell office:value-type="float" office:value="0.67191004" calcext:value-type="float">
            <text:p>0.67191004</text:p>
          </table:table-cell>
          <table:table-cell office:value-type="float" office:value="0.67169444" calcext:value-type="float">
            <text:p>0.67169444</text:p>
          </table:table-cell>
          <table:table-cell office:value-type="float" office:value="0.67208084" calcext:value-type="float">
            <text:p>0.67208084</text:p>
          </table:table-cell>
          <table:table-cell office:value-type="float" office:value="0.67892028" calcext:value-type="float">
            <text:p>0.67892028</text:p>
          </table:table-cell>
          <table:table-cell office:value-type="float" office:value="0.67886154" calcext:value-type="float">
            <text:p>0.67886154</text:p>
          </table:table-cell>
          <table:table-cell office:value-type="float" office:value="0.66607715" calcext:value-type="float">
            <text:p>0.66607715</text:p>
          </table:table-cell>
          <table:table-cell office:value-type="float" office:value="0.67854347" calcext:value-type="float">
            <text:p>0.67854347</text:p>
          </table:table-cell>
          <table:table-cell office:value-type="float" office:value="0.67877671" calcext:value-type="float">
            <text:p>0.67877671</text:p>
          </table:table-cell>
          <table:table-cell office:value-type="float" office:value="0.66599069" calcext:value-type="float">
            <text:p>0.66599069</text:p>
          </table:table-cell>
          <table:table-cell office:value-type="float" office:value="0.69987443" calcext:value-type="float">
            <text:p>0.69987443</text:p>
          </table:table-cell>
          <table:table-cell office:value-type="float" office:value="0.68736506" calcext:value-type="float">
            <text:p>0.68736506</text:p>
          </table:table-cell>
          <table:table-cell office:value-type="float" office:value="0.70025094" calcext:value-type="float">
            <text:p>0.70025094</text:p>
          </table:table-cell>
          <table:table-cell office:value-type="float" office:value="0.68807857" calcext:value-type="float">
            <text:p>0.68807857</text:p>
          </table:table-cell>
          <table:table-cell office:value-type="float" office:value="0.70009842" calcext:value-type="float">
            <text:p>0.70009842</text:p>
          </table:table-cell>
          <table:table-cell office:value-type="float" office:value="0.70012579" calcext:value-type="float">
            <text:p>0.70012579</text:p>
          </table:table-cell>
          <table:table-cell office:value-type="float" office:value="0.70011281" calcext:value-type="float">
            <text:p>0.70011281</text:p>
          </table:table-cell>
          <table:table-cell office:value-type="float" office:value="0.6998574" calcext:value-type="float">
            <text:p>0.6998574</text:p>
          </table:table-cell>
          <table:table-cell office:value-type="float" office:value="0.70018146" calcext:value-type="float">
            <text:p>0.70018146</text:p>
          </table:table-cell>
          <table:table-cell office:value-type="float" office:value="0.70014171" calcext:value-type="float">
            <text:p>0.70014171</text:p>
          </table:table-cell>
          <table:table-cell office:value-type="float" office:value="0.69884501" calcext:value-type="float">
            <text:p>0.69884501</text:p>
          </table:table-cell>
          <table:table-cell office:value-type="float" office:value="0.70032333" calcext:value-type="float">
            <text:p>0.70032333</text:p>
          </table:table-cell>
          <table:table-cell office:value-type="float" office:value="0.70045726" calcext:value-type="float">
            <text:p>0.70045726</text:p>
          </table:table-cell>
          <table:table-cell office:value-type="float" office:value="0.69545476" calcext:value-type="float">
            <text:p>0.69545476</text:p>
          </table:table-cell>
          <table:table-cell office:value-type="float" office:value="0.70008791" calcext:value-type="float">
            <text:p>0.70008791</text:p>
          </table:table-cell>
          <table:table-cell office:value-type="float" office:value="0.70002573" calcext:value-type="float">
            <text:p>0.70002573</text:p>
          </table:table-cell>
          <table:table-cell office:value-type="float" office:value="0.70006825" calcext:value-type="float">
            <text:p>0.70006825</text:p>
          </table:table-cell>
          <table:table-cell office:value-type="float" office:value="0.69953085" calcext:value-type="float">
            <text:p>0.69953085</text:p>
          </table:table-cell>
          <table:table-cell office:value-type="float" office:value="0.70037648" calcext:value-type="float">
            <text:p>0.70037648</text:p>
          </table:table-cell>
          <table:table-cell office:value-type="float" office:value="0.70049585" calcext:value-type="float">
            <text:p>0.70049585</text:p>
          </table:table-cell>
          <table:table-cell office:value-type="float" office:value="0.70021818" calcext:value-type="float">
            <text:p>0.70021818</text:p>
          </table:table-cell>
          <table:table-cell office:value-type="float" office:value="0.70055079" calcext:value-type="float">
            <text:p>0.70055079</text:p>
          </table:table-cell>
          <table:table-cell office:value-type="float" office:value="0.70029259" calcext:value-type="float">
            <text:p>0.70029259</text:p>
          </table:table-cell>
          <table:table-cell office:value-type="float" office:value="0.70019783" calcext:value-type="float">
            <text:p>0.70019783</text:p>
          </table:table-cell>
          <table:table-cell office:value-type="float" office:value="0.70040881" calcext:value-type="float">
            <text:p>0.70040881</text:p>
          </table:table-cell>
          <table:table-cell office:value-type="float" office:value="0.70054981" calcext:value-type="float">
            <text:p>0.70054981</text:p>
          </table:table-cell>
          <table:table-cell office:value-type="float" office:value="0.70057906" calcext:value-type="float">
            <text:p>0.70057906</text:p>
          </table:table-cell>
          <table:table-cell office:value-type="float" office:value="0.70021696" calcext:value-type="float">
            <text:p>0.70021696</text:p>
          </table:table-cell>
          <table:table-cell office:value-type="float" office:value="0.70022108" calcext:value-type="float">
            <text:p>0.70022108</text:p>
          </table:table-cell>
          <table:table-cell office:value-type="float" office:value="0.68782879" calcext:value-type="float">
            <text:p>0.68782879</text:p>
          </table:table-cell>
          <table:table-cell office:value-type="float" office:value="0.70067002" calcext:value-type="float">
            <text:p>0.70067002</text:p>
          </table:table-cell>
          <table:table-cell office:value-type="float" office:value="0.70064543" calcext:value-type="float">
            <text:p>0.70064543</text:p>
          </table:table-cell>
          <table:table-cell office:value-type="float" office:value="0.69178135" calcext:value-type="float">
            <text:p>0.69178135</text:p>
          </table:table-cell>
          <table:table-cell office:value-type="float" office:value="0.7004769" calcext:value-type="float">
            <text:p>0.7004769</text:p>
          </table:table-cell>
          <table:table-cell office:value-type="float" office:value="0.70061803" calcext:value-type="float">
            <text:p>0.70061803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]:OFFSET([.B3];0;[.A3]-1))" office:value-type="float" office:value="26.29293874" calcext:value-type="float">
            <text:p>26.29293874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6.29859606" calcext:value-type="float">
            <text:p>26.29859606</text:p>
          </table:table-cell>
          <table:table-cell table:formula="of:=( MAX([.B50];[.B65];[.B80]) -  MIN([.B50];[.B65];[.B80])   )/2" office:value-type="float" office:value="0.00712721500000058" calcext:value-type="float">
            <text:p>0.007127215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4]:OFFSET([.B4];0;[.A4]-1))" office:value-type="float" office:value="6.58353761" calcext:value-type="float">
            <text:p>6.58353761</text:p>
          </table:table-cell>
          <table:table-cell table:formula="of:=( MAX([.B4]:OFFSET([.B4];0;[.A4]-1)) - MIN([.B4]:OFFSET([.B4];0;[.A4]-1)) )/2" office:value-type="float" office:value="0.00467080499999994" calcext:value-type="float">
            <text:p>0.0046708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6.58512576666667" calcext:value-type="float">
            <text:p>6.58512576666667</text:p>
          </table:table-cell>
          <table:table-cell table:formula="of:=( MAX([.B51];[.B66];[.B81]) -  MIN([.B51];[.B66];[.B81])   )/2" office:value-type="float" office:value="0.0018738100000002" calcext:value-type="float">
            <text:p>0.001873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5]:OFFSET([.B5];0;[.A5]-1))" office:value-type="float" office:value="3.30019608" calcext:value-type="float">
            <text:p>3.30019608</text:p>
          </table:table-cell>
          <table:table-cell table:formula="of:=( MAX([.B5]:OFFSET([.B5];0;[.A5]-1)) - MIN([.B5]:OFFSET([.B5];0;[.A5]-1)) )/2" office:value-type="float" office:value="0.00579881500000012" calcext:value-type="float">
            <text:p>0.0057988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3.31304010666667" calcext:value-type="float">
            <text:p>3.31304010666667</text:p>
          </table:table-cell>
          <table:table-cell table:formula="of:=( MAX([.B52];[.B67];[.B82]) -  MIN([.B52];[.B67];[.B82])   )/2" office:value-type="float" office:value="0.02499447" calcext:value-type="float">
            <text:p>0.0249944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6]:OFFSET([.B6];0;[.A6]-1))" office:value-type="float" office:value="2.23365629" calcext:value-type="float">
            <text:p>2.23365629</text:p>
          </table:table-cell>
          <table:table-cell table:formula="of:=( MAX([.B6]:OFFSET([.B6];0;[.A6]-1)) - MIN([.B6]:OFFSET([.B6];0;[.A6]-1)) )/2" office:value-type="float" office:value="0.0129857849999999" calcext:value-type="float">
            <text:p>0.0129857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2.24418269666667" calcext:value-type="float">
            <text:p>2.24418269666667</text:p>
          </table:table-cell>
          <table:table-cell table:formula="of:=( MAX([.B53];[.B68];[.B83]) -  MIN([.B53];[.B68];[.B83])   )/2" office:value-type="float" office:value="0.0398867599999999" calcext:value-type="float">
            <text:p>0.0398867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7]:OFFSET([.B7];0;[.A7]-1))" office:value-type="float" office:value="1.67660584" calcext:value-type="float">
            <text:p>1.67660584</text:p>
          </table:table-cell>
          <table:table-cell table:formula="of:=( MAX([.B7]:OFFSET([.B7];0;[.A7]-1)) - MIN([.B7]:OFFSET([.B7];0;[.A7]-1)) )/2" office:value-type="float" office:value="0.00634972499999997" calcext:value-type="float">
            <text:p>0.0063497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1.74658209333333" calcext:value-type="float">
            <text:p>1.74658209333333</text:p>
          </table:table-cell>
          <table:table-cell table:formula="of:=( MAX([.B54];[.B69];[.B84]) -  MIN([.B54];[.B69];[.B84])   )/2" office:value-type="float" office:value="0.0965487850000001" calcext:value-type="float">
            <text:p>0.09654878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8]:OFFSET([.B8];0;[.A8]-1))" office:value-type="float" office:value="1.35755962" calcext:value-type="float">
            <text:p>1.35755962</text:p>
          </table:table-cell>
          <table:table-cell table:formula="of:=( MAX([.B8]:OFFSET([.B8];0;[.A8]-1)) - MIN([.B8]:OFFSET([.B8];0;[.A8]-1)) )/2" office:value-type="float" office:value="0.00303246000000001" calcext:value-type="float">
            <text:p>0.003032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1.35742395333333" calcext:value-type="float">
            <text:p>1.35742395333333</text:p>
          </table:table-cell>
          <table:table-cell table:formula="of:=( MAX([.B55];[.B70];[.B85]) -  MIN([.B55];[.B70];[.B85])   )/2" office:value-type="float" office:value="0.00315202999999997" calcext:value-type="float">
            <text:p>0.0031520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9]:OFFSET([.B9];0;[.A9]-1))" office:value-type="float" office:value="1.15050426" calcext:value-type="float">
            <text:p>1.15050426</text:p>
          </table:table-cell>
          <table:table-cell table:formula="of:=( MAX([.B9]:OFFSET([.B9];0;[.A9]-1)) - MIN([.B9]:OFFSET([.B9];0;[.A9]-1)) )/2" office:value-type="float" office:value="0.01128805" calcext:value-type="float">
            <text:p>0.0112880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1.14244613333333" calcext:value-type="float">
            <text:p>1.14244613333333</text:p>
          </table:table-cell>
          <table:table-cell table:formula="of:=( MAX([.B56];[.B71];[.B86]) -  MIN([.B56];[.B71];[.B86])   )/2" office:value-type="float" office:value="0.00623938499999999" calcext:value-type="float">
            <text:p>0.00623938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10]:OFFSET([.B10];0;[.A10]-1))" office:value-type="float" office:value="1.07689641" calcext:value-type="float">
            <text:p>1.07689641</text:p>
          </table:table-cell>
          <table:table-cell table:formula="of:=( MAX([.B10]:OFFSET([.B10];0;[.A10]-1)) - MIN([.B10]:OFFSET([.B10];0;[.A10]-1)) )/2" office:value-type="float" office:value="0.00634549000000007" calcext:value-type="float">
            <text:p>0.0063454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1.11079745666667" calcext:value-type="float">
            <text:p>1.11079745666667</text:p>
          </table:table-cell>
          <table:table-cell table:formula="of:=( MAX([.B57];[.B72];[.B87]) -  MIN([.B57];[.B72];[.B87])   )/2" office:value-type="float" office:value="0.06774371" calcext:value-type="float">
            <text:p>0.0677437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11]:OFFSET([.B11];0;[.A11]-1))" office:value-type="float" office:value="1.07226034" calcext:value-type="float">
            <text:p>1.07226034</text:p>
          </table:table-cell>
          <table:table-cell table:formula="of:=( MAX([.B11]:OFFSET([.B11];0;[.A11]-1)) - MIN([.B11]:OFFSET([.B11];0;[.A11]-1)) )/2" office:value-type="float" office:value="0.047229235" calcext:value-type="float">
            <text:p>0.04722923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1.02402799666667" calcext:value-type="float">
            <text:p>1.02402799666667</text:p>
          </table:table-cell>
          <table:table-cell table:formula="of:=( MAX([.B58];[.B73];[.B88]) -  MIN([.B58];[.B73];[.B88])   )/2" office:value-type="float" office:value="0.052730085" calcext:value-type="float">
            <text:p>0.05273008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12]:OFFSET([.B12];0;[.A12]-1))" office:value-type="float" office:value="0.88153339" calcext:value-type="float">
            <text:p>0.88153339</text:p>
          </table:table-cell>
          <table:table-cell table:formula="of:=( MAX([.B12]:OFFSET([.B12];0;[.A12]-1)) - MIN([.B12]:OFFSET([.B12];0;[.A12]-1)) )/2" office:value-type="float" office:value="0.01884071" calcext:value-type="float">
            <text:p>0.0188407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0.868922993333333" calcext:value-type="float">
            <text:p>0.868922993333333</text:p>
          </table:table-cell>
          <table:table-cell table:formula="of:=( MAX([.B59];[.B74];[.B89]) -  MIN([.B59];[.B74];[.B89])   )/2" office:value-type="float" office:value="0.0135456" calcext:value-type="float">
            <text:p>0.013545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13]:OFFSET([.B13];0;[.A13]-1))" office:value-type="float" office:value="0.79682895" calcext:value-type="float">
            <text:p>0.79682895</text:p>
          </table:table-cell>
          <table:table-cell table:formula="of:=( MAX([.B13]:OFFSET([.B13];0;[.A13]-1)) - MIN([.B13]:OFFSET([.B13];0;[.A13]-1)) )/2" office:value-type="float" office:value="0.013006155" calcext:value-type="float">
            <text:p>0.01300615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0.857869903333333" calcext:value-type="float">
            <text:p>0.857869903333333</text:p>
          </table:table-cell>
          <table:table-cell table:formula="of:=( MAX([.B60];[.B75];[.B90]) -  MIN([.B60];[.B75];[.B90])   )/2" office:value-type="float" office:value="0.064338" calcext:value-type="float">
            <text:p>0.06433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14]:OFFSET([.B14];0;[.A14]-1))" office:value-type="float" office:value="0.83459258" calcext:value-type="float">
            <text:p>0.83459258</text:p>
          </table:table-cell>
          <table:table-cell table:formula="of:=( MAX([.B14]:OFFSET([.B14];0;[.A14]-1)) - MIN([.B14]:OFFSET([.B14];0;[.A14]-1)) )/2" office:value-type="float" office:value="0.04993035" calcext:value-type="float">
            <text:p>0.0499303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0.772229666666667" calcext:value-type="float">
            <text:p>0.772229666666667</text:p>
          </table:table-cell>
          <table:table-cell table:formula="of:=( MAX([.B61];[.B76];[.B91]) -  MIN([.B61];[.B76];[.B91])   )/2" office:value-type="float" office:value="0.05260145" calcext:value-type="float">
            <text:p>0.0526014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15]:OFFSET([.B15];0;[.A15]-1))" office:value-type="float" office:value="0.83221453" calcext:value-type="float">
            <text:p>0.83221453</text:p>
          </table:table-cell>
          <table:table-cell table:formula="of:=( MAX([.B15]:OFFSET([.B15];0;[.A15]-1)) - MIN([.B15]:OFFSET([.B15];0;[.A15]-1)) )/2" office:value-type="float" office:value="0.02643563" calcext:value-type="float">
            <text:p>0.0264356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0.765321323333333" calcext:value-type="float">
            <text:p>0.765321323333333</text:p>
          </table:table-cell>
          <table:table-cell table:formula="of:=( MAX([.B62];[.B77];[.B92]) -  MIN([.B62];[.B77];[.B92])   )/2" office:value-type="float" office:value="0.065772255" calcext:value-type="float">
            <text:p>0.06577225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0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18]:OFFSET([.B18];0;[.A18]-1))" office:value-type="float" office:value="26.30719317" calcext:value-type="float">
            <text:p>26.30719317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19]:OFFSET([.B19];0;[.A19]-1))" office:value-type="float" office:value="6.58455446" calcext:value-type="float">
            <text:p>6.58455446</text:p>
          </table:table-cell>
          <table:table-cell table:formula="of:=( MAX([.B19]:OFFSET([.B19];0;[.A19]-1)) - MIN([.B19]:OFFSET([.B19];0;[.A19]-1)) )/2" office:value-type="float" office:value="0.00416273999999994" calcext:value-type="float">
            <text:p>0.0041627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20]:OFFSET([.B20];0;[.A20]-1))" office:value-type="float" office:value="3.34445659" calcext:value-type="float">
            <text:p>3.34445659</text:p>
          </table:table-cell>
          <table:table-cell table:formula="of:=( MAX([.B20]:OFFSET([.B20];0;[.A20]-1)) - MIN([.B20]:OFFSET([.B20];0;[.A20]-1)) )/2" office:value-type="float" office:value="0.0254496850000001" calcext:value-type="float">
            <text:p>0.02544968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21]:OFFSET([.B21];0;[.A21]-1))" office:value-type="float" office:value="2.28933266" calcext:value-type="float">
            <text:p>2.28933266</text:p>
          </table:table-cell>
          <table:table-cell table:formula="of:=( MAX([.B21]:OFFSET([.B21];0;[.A21]-1)) - MIN([.B21]:OFFSET([.B21];0;[.A21]-1)) )/2" office:value-type="float" office:value="0.0403561399999999" calcext:value-type="float">
            <text:p>0.04035614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22]:OFFSET([.B22];0;[.A22]-1))" office:value-type="float" office:value="1.69343703" calcext:value-type="float">
            <text:p>1.69343703</text:p>
          </table:table-cell>
          <table:table-cell table:formula="of:=( MAX([.B22]:OFFSET([.B22];0;[.A22]-1)) - MIN([.B22]:OFFSET([.B22];0;[.A22]-1)) )/2" office:value-type="float" office:value="0.00796691499999991" calcext:value-type="float">
            <text:p>0.00796691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23]:OFFSET([.B23];0;[.A23]-1))" office:value-type="float" office:value="1.36050815" calcext:value-type="float">
            <text:p>1.36050815</text:p>
          </table:table-cell>
          <table:table-cell table:formula="of:=( MAX([.B23]:OFFSET([.B23];0;[.A23]-1)) - MIN([.B23]:OFFSET([.B23];0;[.A23]-1)) )/2" office:value-type="float" office:value="0.000308680000000061" calcext:value-type="float">
            <text:p>0.00030868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24]:OFFSET([.B24];0;[.A24]-1))" office:value-type="float" office:value="1.13802549" calcext:value-type="float">
            <text:p>1.13802549</text:p>
          </table:table-cell>
          <table:table-cell table:formula="of:=( MAX([.B24]:OFFSET([.B24];0;[.A24]-1)) - MIN([.B24]:OFFSET([.B24];0;[.A24]-1)) )/2" office:value-type="float" office:value="0.00439029499999999" calcext:value-type="float">
            <text:p>0.004390295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25]:OFFSET([.B25];0;[.A25]-1))" office:value-type="float" office:value="1.06000427" calcext:value-type="float">
            <text:p>1.06000427</text:p>
          </table:table-cell>
          <table:table-cell table:formula="of:=( MAX([.B25]:OFFSET([.B25];0;[.A25]-1)) - MIN([.B25]:OFFSET([.B25];0;[.A25]-1)) )/2" office:value-type="float" office:value="0.04029224" calcext:value-type="float">
            <text:p>0.04029224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4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26]:OFFSET([.B26];0;[.A26]-1))" office:value-type="float" office:value="0.96680017" calcext:value-type="float">
            <text:p>0.96680017</text:p>
          </table:table-cell>
          <table:table-cell table:formula="of:=( MAX([.B26]:OFFSET([.B26];0;[.A26]-1)) - MIN([.B26]:OFFSET([.B26];0;[.A26]-1)) )/2" office:value-type="float" office:value="0.013794145" calcext:value-type="float">
            <text:p>0.013794145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4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27]:OFFSET([.B27];0;[.A27]-1))" office:value-type="float" office:value="0.85444219" calcext:value-type="float">
            <text:p>0.85444219</text:p>
          </table:table-cell>
          <table:table-cell table:formula="of:=( MAX([.B27]:OFFSET([.B27];0;[.A27]-1)) - MIN([.B27]:OFFSET([.B27];0;[.A27]-1)) )/2" office:value-type="float" office:value="0.00935400999999997" calcext:value-type="float">
            <text:p>0.00935401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28]:OFFSET([.B28];0;[.A28]-1))" office:value-type="float" office:value="0.92550495" calcext:value-type="float">
            <text:p>0.92550495</text:p>
          </table:table-cell>
          <table:table-cell table:formula="of:=( MAX([.B28]:OFFSET([.B28];0;[.A28]-1)) - MIN([.B28]:OFFSET([.B28];0;[.A28]-1)) )/2" office:value-type="float" office:value="0.03436635" calcext:value-type="float">
            <text:p>0.03436635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4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29]:OFFSET([.B29];0;[.A29]-1))" office:value-type="float" office:value="0.75270674" calcext:value-type="float">
            <text:p>0.75270674</text:p>
          </table:table-cell>
          <table:table-cell table:formula="of:=( MAX([.B29]:OFFSET([.B29];0;[.A29]-1)) - MIN([.B29]:OFFSET([.B29];0;[.A29]-1)) )/2" office:value-type="float" office:value="0.02249937" calcext:value-type="float">
            <text:p>0.02249937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4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30]:OFFSET([.B30];0;[.A30]-1))" office:value-type="float" office:value="0.76307942" calcext:value-type="float">
            <text:p>0.76307942</text:p>
          </table:table-cell>
          <table:table-cell table:formula="of:=( MAX([.B30]:OFFSET([.B30];0;[.A30]-1)) - MIN([.B30]:OFFSET([.B30];0;[.A30]-1)) )/2" office:value-type="float" office:value="0.062367275" calcext:value-type="float">
            <text:p>0.062367275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40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3]:OFFSET([.B33];0;[.A33]-1))" office:value-type="float" office:value="26.29565627" calcext:value-type="float">
            <text:p>26.29565627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34]:OFFSET([.B34];0;[.A34]-1))" office:value-type="float" office:value="6.58728523" calcext:value-type="float">
            <text:p>6.58728523</text:p>
          </table:table-cell>
          <table:table-cell table:formula="of:=( MAX([.B34]:OFFSET([.B34];0;[.A34]-1)) - MIN([.B34]:OFFSET([.B34];0;[.A34]-1)) )/2" office:value-type="float" office:value="0.0000872950000001538" calcext:value-type="float">
            <text:p>8.72950000001538E-0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35]:OFFSET([.B35];0;[.A35]-1))" office:value-type="float" office:value="3.29446765" calcext:value-type="float">
            <text:p>3.29446765</text:p>
          </table:table-cell>
          <table:table-cell table:formula="of:=( MAX([.B35]:OFFSET([.B35];0;[.A35]-1)) - MIN([.B35]:OFFSET([.B35];0;[.A35]-1)) )/2" office:value-type="float" office:value="0.000401270000000009" calcext:value-type="float">
            <text:p>0.00040127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36]:OFFSET([.B36];0;[.A36]-1))" office:value-type="float" office:value="2.20955914" calcext:value-type="float">
            <text:p>2.20955914</text:p>
          </table:table-cell>
          <table:table-cell table:formula="of:=( MAX([.B36]:OFFSET([.B36];0;[.A36]-1)) - MIN([.B36]:OFFSET([.B36];0;[.A36]-1)) )/2" office:value-type="float" office:value="0.000708364999999933" calcext:value-type="float">
            <text:p>0.00070836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37]:OFFSET([.B37];0;[.A37]-1))" office:value-type="float" office:value="1.86970341" calcext:value-type="float">
            <text:p>1.86970341</text:p>
          </table:table-cell>
          <table:table-cell table:formula="of:=( MAX([.B37]:OFFSET([.B37];0;[.A37]-1)) - MIN([.B37]:OFFSET([.B37];0;[.A37]-1)) )/2" office:value-type="float" office:value="0.10042106" calcext:value-type="float">
            <text:p>0.1004210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38]:OFFSET([.B38];0;[.A38]-1))" office:value-type="float" office:value="1.35420409" calcext:value-type="float">
            <text:p>1.35420409</text:p>
          </table:table-cell>
          <table:table-cell table:formula="of:=( MAX([.B38]:OFFSET([.B38];0;[.A38]-1)) - MIN([.B38]:OFFSET([.B38];0;[.A38]-1)) )/2" office:value-type="float" office:value="0.00239001500000002" calcext:value-type="float">
            <text:p>0.002390015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39]:OFFSET([.B39];0;[.A39]-1))" office:value-type="float" office:value="1.13880865" calcext:value-type="float">
            <text:p>1.13880865</text:p>
          </table:table-cell>
          <table:table-cell table:formula="of:=( MAX([.B39]:OFFSET([.B39];0;[.A39]-1)) - MIN([.B39]:OFFSET([.B39];0;[.A39]-1)) )/2" office:value-type="float" office:value="0.00315733000000007" calcext:value-type="float">
            <text:p>0.00315733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40]:OFFSET([.B40];0;[.A40]-1))" office:value-type="float" office:value="1.19549169" calcext:value-type="float">
            <text:p>1.19549169</text:p>
          </table:table-cell>
          <table:table-cell table:formula="of:=( MAX([.B40]:OFFSET([.B40];0;[.A40]-1)) - MIN([.B40]:OFFSET([.B40];0;[.A40]-1)) )/2" office:value-type="float" office:value="0.0062845800000001" calcext:value-type="float">
            <text:p>0.0062845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4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41]:OFFSET([.B41];0;[.A41]-1))" office:value-type="float" office:value="1.03302348" calcext:value-type="float">
            <text:p>1.03302348</text:p>
          </table:table-cell>
          <table:table-cell table:formula="of:=( MAX([.B41]:OFFSET([.B41];0;[.A41]-1)) - MIN([.B41]:OFFSET([.B41];0;[.A41]-1)) )/2" office:value-type="float" office:value="0.053771835" calcext:value-type="float">
            <text:p>0.053771835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4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42]:OFFSET([.B42];0;[.A42]-1))" office:value-type="float" office:value="0.8707934" calcext:value-type="float">
            <text:p>0.8707934</text:p>
          </table:table-cell>
          <table:table-cell table:formula="of:=( MAX([.B42]:OFFSET([.B42];0;[.A42]-1)) - MIN([.B42]:OFFSET([.B42];0;[.A42]-1)) )/2" office:value-type="float" office:value="0.01979811" calcext:value-type="float">
            <text:p>0.01979811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43]:OFFSET([.B43];0;[.A43]-1))" office:value-type="float" office:value="0.85127581" calcext:value-type="float">
            <text:p>0.85127581</text:p>
          </table:table-cell>
          <table:table-cell table:formula="of:=( MAX([.B43]:OFFSET([.B43];0;[.A43]-1)) - MIN([.B43]:OFFSET([.B43];0;[.A43]-1)) )/2" office:value-type="float" office:value="0.04390798" calcext:value-type="float">
            <text:p>0.04390798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4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44]:OFFSET([.B44];0;[.A44]-1))" office:value-type="float" office:value="0.72938968" calcext:value-type="float">
            <text:p>0.72938968</text:p>
          </table:table-cell>
          <table:table-cell table:formula="of:=( MAX([.B44]:OFFSET([.B44];0;[.A44]-1)) - MIN([.B44]:OFFSET([.B44];0;[.A44]-1)) )/2" office:value-type="float" office:value="0.02617353" calcext:value-type="float">
            <text:p>0.02617353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4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45]:OFFSET([.B45];0;[.A45]-1))" office:value-type="float" office:value="0.70067002" calcext:value-type="float">
            <text:p>0.70067002</text:p>
          </table:table-cell>
          <table:table-cell table:formula="of:=( MAX([.B45]:OFFSET([.B45];0;[.A45]-1)) - MIN([.B45]:OFFSET([.B45];0;[.A45]-1)) )/2" office:value-type="float" office:value="0.019257005" calcext:value-type="float">
            <text:p>0.019257005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40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1:38:04.064898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9T01:39:14.980467741</dc:date>
    <meta:editing-duration>PT5M17S</meta:editing-duration>
    <meta:editing-cycles>4</meta:editing-cycles>
    <meta:generator>LibreOffice/7.0.2.2$Linux_X86_64 LibreOffice_project/00$Build-2</meta:generator>
    <meta:document-statistic meta:table-count="1" meta:cell-count="1224" meta:object-count="0"/>
  </office:meta>
</office:document-meta>
</file>